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3.459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0.381cm"/>
    </style:style>
    <style:style style:name="co5" style:family="table-column">
      <style:table-column-properties fo:break-before="auto" style:column-width="3.785cm"/>
    </style:style>
    <style:style style:name="co6" style:family="table-column">
      <style:table-column-properties fo:break-before="auto" style:column-width="2.723cm"/>
    </style:style>
    <style:style style:name="co7" style:family="table-column">
      <style:table-column-properties fo:break-before="auto" style:column-width="0.326cm"/>
    </style:style>
    <style:style style:name="co8" style:family="table-column">
      <style:table-column-properties fo:break-before="auto" style:column-width="2.314cm"/>
    </style:style>
    <style:style style:name="co9" style:family="table-column">
      <style:table-column-properties fo:break-before="auto" style:column-width="3.485cm"/>
    </style:style>
    <style:style style:name="co10" style:family="table-column">
      <style:table-column-properties fo:break-before="auto" style:column-width="5.256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321cm"/>
    </style:style>
    <style:style style:name="co13" style:family="table-column">
      <style:table-column-properties fo:break-before="auto" style:column-width="6.509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 style:data-style-name="N114"/>
    <style:style style:name="ce7" style:family="table-cell" style:parent-style-name="Default" style:data-style-name="N114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ce1"/>
        <table:table-column table:style-name="co7" table:default-cell-style-name="Default"/>
        <table:table-column table:style-name="co11" table:default-cell-style-name="ce1"/>
        <table:table-column table:style-name="co12" table:default-cell-style-name="ce1"/>
        <table:table-column table:style-name="co13" table:default-cell-style-name="Default"/>
        <table:table-row table:style-name="ro1">
          <table:table-cell/>
          <table:table-cell table:style-name="ce2" office:value-type="string" calcext:value-type="string">
            <text:p>160M Pile Dedup</text:p>
          </table:table-cell>
          <table:table-cell table:style-name="ce2" office:value-type="string" calcext:value-type="string">
            <text:p>StdErr</text:p>
          </table:table-cell>
          <table:table-cell table:style-name="ce2"/>
          <table:table-cell table:style-name="ce2" office:value-type="string" calcext:value-type="string">
            <text:p>160M MiniPile</text:p>
          </table:table-cell>
          <table:table-cell table:style-name="ce2" office:value-type="string" calcext:value-type="string">
            <text:p>StdErr</text:p>
          </table:table-cell>
          <table:table-cell table:style-name="ce2"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 table:style-name="ce2"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 table:style-name="ce2" office:value-type="string" calcext:value-type="string">
            <text:p>Interpretation</text:p>
          </table:table-cell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997" calcext:value-type="float">
            <text:p>0,1997</text:p>
          </table:table-cell>
          <table:table-cell office:value-type="float" office:value="0.0117" calcext:value-type="float">
            <text:p>0,0117</text:p>
          </table:table-cell>
          <table:table-cell/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table:formula="of:=[.E2]-[.B2]" office:value-type="float" office:value="0.0128" calcext:value-type="float">
            <text:p>0,0128</text:p>
          </table:table-cell>
          <table:table-cell table:formula="of:=SQRT([.C2]*[.C2] + [.F2]*[.F2])" office:value-type="float" office:value="0.0167597732681561" calcext:value-type="float">
            <text:p>0,0168</text:p>
          </table:table-cell>
          <table:table-cell table:formula="of:=(([.E2]-[.B2]) / [.B2]) * 100" office:value-type="float" office:value="6.40961442163245" calcext:value-type="float">
            <text:p>6,4096</text:p>
          </table:table-cell>
          <table:table-cell/>
          <table:table-cell table:formula="of:=[.H2]+1.96*[.I2]" office:value-type="float" office:value="0.045649155605586" calcext:value-type="float">
            <text:p>0,0456</text:p>
          </table:table-cell>
          <table:table-cell table:formula="of:=[.H2]-1.96*[.I2]" office:value-type="float" office:value="-0.020049155605586" calcext:value-type="float">
            <text:p>-0,020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9" calcext:value-type="float">
            <text:p>0,2299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table:formula="of:=[.E3]-[.B3]" office:value-type="float" office:value="0.04" calcext:value-type="float">
            <text:p>0,04</text:p>
          </table:table-cell>
          <table:table-cell table:formula="of:=SQRT([.C3]*[.C3] + [.F3]*[.F3])" office:value-type="float" office:value="0.00509313263129874" calcext:value-type="float">
            <text:p>0,0051</text:p>
          </table:table-cell>
          <table:table-cell table:formula="of:=(([.E3]-[.B3]) / [.B3]) * 100" office:value-type="float" office:value="17.3988690735102" calcext:value-type="float">
            <text:p>17,3989</text:p>
          </table:table-cell>
          <table:table-cell/>
          <table:table-cell table:formula="of:=[.H3]+1.96*[.I3]" office:value-type="float" office:value="0.0499825399573455" calcext:value-type="float">
            <text:p>0,0500</text:p>
          </table:table-cell>
          <table:table-cell table:formula="of:=[.H3]-1.96*[.I3]" office:value-type="float" office:value="0.0300174600426545" calcext:value-type="float">
            <text:p>0,0300</text:p>
          </table:table-cell>
          <table:table-cell office:value-type="string" calcext:value-type="string">
            <text:p>MiniPile-trained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903" calcext:value-type="float">
            <text:p>0,2903</text:p>
          </table:table-cell>
          <table:table-cell office:value-type="float" office:value="0.0045" calcext:value-type="float">
            <text:p>0,0045</text:p>
          </table:table-cell>
          <table:table-cell/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4]-[.B4]" office:value-type="float" office:value="-0.0343" calcext:value-type="float">
            <text:p>-0,0343</text:p>
          </table:table-cell>
          <table:table-cell table:formula="of:=SQRT([.C4]*[.C4] + [.F4]*[.F4])" office:value-type="float" office:value="0.00629364759102383" calcext:value-type="float">
            <text:p>0,0063</text:p>
          </table:table-cell>
          <table:table-cell table:formula="of:=(([.E4]-[.B4]) / [.B4]) * 100" office:value-type="float" office:value="-11.8153634171547" calcext:value-type="float">
            <text:p>-11,8154</text:p>
          </table:table-cell>
          <table:table-cell/>
          <table:table-cell table:formula="of:=[.H4]+1.96*[.I4]" office:value-type="float" office:value="-0.0219644507215933" calcext:value-type="float">
            <text:p>-0,0220</text:p>
          </table:table-cell>
          <table:table-cell table:formula="of:=[.H4]-1.96*[.I4]" office:value-type="float" office:value="-0.0466355492784067" calcext:value-type="float">
            <text:p>-0,0466</text:p>
          </table:table-cell>
          <table:table-cell office:value-type="string" calcext:value-type="string">
            <text:p>Pile Deduplicated-trained better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964" calcext:value-type="float">
            <text:p>0,4964</text:p>
          </table:table-cell>
          <table:table-cell office:value-type="float" office:value="0.0141" calcext:value-type="float">
            <text:p>0,0141</text:p>
          </table:table-cell>
          <table:table-cell/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5]-[.B5]" office:value-type="float" office:value="-0.0244" calcext:value-type="float">
            <text:p>-0,0244</text:p>
          </table:table-cell>
          <table:table-cell table:formula="of:=SQRT([.C5]*[.C5] + [.F5]*[.F5])" office:value-type="float" office:value="0.0198698263706556" calcext:value-type="float">
            <text:p>0,0199</text:p>
          </table:table-cell>
          <table:table-cell table:formula="of:=(([.E5]-[.B5]) / [.B5]) * 100" office:value-type="float" office:value="-4.9153908138598" calcext:value-type="float">
            <text:p>-4,9154</text:p>
          </table:table-cell>
          <table:table-cell/>
          <table:table-cell table:formula="of:=[.H5]+1.96*[.I5]" office:value-type="float" office:value="0.0145448596864849" calcext:value-type="float">
            <text:p>0,0145</text:p>
          </table:table-cell>
          <table:table-cell table:formula="of:=[.H5]-1.96*[.I5]" office:value-type="float" office:value="-0.063344859686485" calcext:value-type="float">
            <text:p>-0,063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0.3689" calcext:value-type="float">
            <text:p>0,3689</text:p>
          </table:table-cell>
          <table:table-cell office:value-type="float" office:value="0.0067" calcext:value-type="float">
            <text:p>0,006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6]-[.B6]" office:value-type="float" office:value="-0.3689" calcext:value-type="float">
            <text:p>-0,3689</text:p>
          </table:table-cell>
          <table:table-cell table:formula="of:=SQRT([.C6]*[.C6] + [.F6]*[.F6])" office:value-type="float" office:value="0.0067" calcext:value-type="float">
            <text:p>0,0067</text:p>
          </table:table-cell>
          <table:table-cell table:formula="of:=(([.E6]-[.B6]) / [.B6]) * 100" office:value-type="float" office:value="-100" calcext:value-type="float">
            <text:p>-100,0000</text:p>
          </table:table-cell>
          <table:table-cell/>
          <table:table-cell table:formula="of:=[.H6]+1.96*[.I6]" office:value-type="float" office:value="-0.355768" calcext:value-type="float">
            <text:p>-0,3558</text:p>
          </table:table-cell>
          <table:table-cell table:formula="of:=[.H6]-1.96*[.I6]" office:value-type="float" office:value="-0.382032" calcext:value-type="float">
            <text:p>-0,3820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style-name="ce3" office:value-type="float" office:value="31.2589" calcext:value-type="float">
            <text:p>31,2589</text:p>
          </table:table-cell>
          <table:table-cell office:value-type="float" office:value="1.1594" calcext:value-type="float">
            <text:p>1,1594</text:p>
          </table:table-cell>
          <table:table-cell/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table:formula="of:=[.E7]-[.B7]" office:value-type="float" office:value="3033144.0104" calcext:value-type="float">
            <text:p>3033144,0104</text:p>
          </table:table-cell>
          <table:table-cell table:formula="of:=SQRT([.C7]*[.C7] + [.F7]*[.F7])" office:value-type="float" office:value="288926.582702326" calcext:value-type="float">
            <text:p>288926,5827</text:p>
          </table:table-cell>
          <table:table-cell table:formula="of:=(([.E7]-[.B7]) / [.B7]) * 100" office:value-type="float" office:value="9703297.33419922" calcext:value-type="float">
            <text:p>9703297,3342</text:p>
          </table:table-cell>
          <table:table-cell/>
          <table:table-cell table:formula="of:=[.H7]+1.96*[.I7]" office:value-type="float" office:value="3599440.11249656" calcext:value-type="float">
            <text:p>3599440,1125</text:p>
          </table:table-cell>
          <table:table-cell table:formula="of:=[.H7]-1.96*[.I7]" office:value-type="float" office:value="2466847.90830344" calcext:value-type="float">
            <text:p>2466847,9083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style-name="ce3" office:value-type="float" office:value="0.7294" calcext:value-type="float">
            <text:p>0,7294</text:p>
          </table:table-cell>
          <table:table-cell office:value-type="float" office:value="0.0015" calcext:value-type="float">
            <text:p>0,0015</text:p>
          </table:table-cell>
          <table:table-cell/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table:formula="of:=[.E8]-[.B8]" office:value-type="float" office:value="-0.21" calcext:value-type="float">
            <text:p>-0,21</text:p>
          </table:table-cell>
          <table:table-cell table:formula="of:=SQRT([.C8]*[.C8] + [.F8]*[.F8])" office:value-type="float" office:value="0.002343074902772" calcext:value-type="float">
            <text:p>0,0023</text:p>
          </table:table-cell>
          <table:table-cell table:formula="of:=(([.E8]-[.B8]) / [.B8]) * 100" office:value-type="float" office:value="-28.7907869481766" calcext:value-type="float">
            <text:p>-28,7908</text:p>
          </table:table-cell>
          <table:table-cell/>
          <table:table-cell table:formula="of:=[.H8]+1.96*[.I8]" office:value-type="float" office:value="-0.205407573190567" calcext:value-type="float">
            <text:p>-0,2054</text:p>
          </table:table-cell>
          <table:table-cell table:formula="of:=[.H8]-1.96*[.I8]" office:value-type="float" office:value="-0.214592426809433" calcext:value-type="float">
            <text:p>-0,2146</text:p>
          </table:table-cell>
          <table:table-cell office:value-type="string" calcext:value-type="string">
            <text:p>Pile Deduplicated-trained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style-name="ce3" office:value-type="float" office:value="0.2335" calcext:value-type="float">
            <text:p>0,2335</text:p>
          </table:table-cell>
          <table:table-cell office:value-type="float" office:value="0.0059" calcext:value-type="float">
            <text:p>0,005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9]-[.B9]" office:value-type="float" office:value="-0.2335" calcext:value-type="float">
            <text:p>-0,2335</text:p>
          </table:table-cell>
          <table:table-cell table:formula="of:=SQRT([.C9]*[.C9] + [.F9]*[.F9])" office:value-type="float" office:value="0.0059" calcext:value-type="float">
            <text:p>0,0059</text:p>
          </table:table-cell>
          <table:table-cell table:formula="of:=(([.E9]-[.B9]) / [.B9]) * 100" office:value-type="float" office:value="-100" calcext:value-type="float">
            <text:p>-100,0000</text:p>
          </table:table-cell>
          <table:table-cell/>
          <table:table-cell table:formula="of:=[.H9]+1.96*[.I9]" office:value-type="float" office:value="-0.221936" calcext:value-type="float">
            <text:p>-0,2219</text:p>
          </table:table-cell>
          <table:table-cell table:formula="of:=[.H9]-1.96*[.I9]" office:value-type="float" office:value="-0.245064" calcext:value-type="float">
            <text:p>-0,2451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style-name="ce3" office:value-type="float" office:value="172.7619" calcext:value-type="float">
            <text:p>172,7619</text:p>
          </table:table-cell>
          <table:table-cell office:value-type="float" office:value="7.7265" calcext:value-type="float">
            <text:p>7,7265</text:p>
          </table:table-cell>
          <table:table-cell/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table:formula="of:=[.E10]-[.B10]" office:value-type="float" office:value="27067778.5842" calcext:value-type="float">
            <text:p>27067778,5842</text:p>
          </table:table-cell>
          <table:table-cell table:formula="of:=SQRT([.C10]*[.C10] + [.F10]*[.F10])" office:value-type="float" office:value="2710040.19091101" calcext:value-type="float">
            <text:p>2710040,1909</text:p>
          </table:table-cell>
          <table:table-cell table:formula="of:=(([.E10]-[.B10]) / [.B10]) * 100" office:value-type="float" office:value="15667678.2231499" calcext:value-type="float">
            <text:p>15667678,2231</text:p>
          </table:table-cell>
          <table:table-cell/>
          <table:table-cell table:formula="of:=[.H10]+1.96*[.I10]" office:value-type="float" office:value="32379457.3583856" calcext:value-type="float">
            <text:p>32379457,3584</text:p>
          </table:table-cell>
          <table:table-cell table:formula="of:=[.H10]-1.96*[.I10]" office:value-type="float" office:value="21756099.8100144" calcext:value-type="float">
            <text:p>21756099,8100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Pile Dedup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Reproduc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997" calcext:value-type="float">
            <text:p>0,1997</text:p>
          </table:table-cell>
          <table:table-cell office:value-type="float" office:value="0.0117" calcext:value-type="float">
            <text:p>0,0117</text:p>
          </table:table-cell>
          <table:table-cell/>
          <table:table-cell office:value-type="float" office:value="0.1894" calcext:value-type="float">
            <text:p>0,1894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14]-[.B14]" office:value-type="float" office:value="-0.0103" calcext:value-type="float">
            <text:p>-0,0103</text:p>
          </table:table-cell>
          <table:table-cell table:formula="of:=SQRT([.C14]*[.C14] + [.F14]*[.F14])" office:value-type="float" office:value="0.0164054868870144" calcext:value-type="float">
            <text:p>0,0164</text:p>
          </table:table-cell>
          <table:table-cell table:formula="of:=(([.E14]-[.B14]) / [.B14]) * 100" office:value-type="float" office:value="-5.15773660490735" calcext:value-type="float">
            <text:p>-5,1577</text:p>
          </table:table-cell>
          <table:table-cell/>
          <table:table-cell table:formula="of:=[.H14]+1.96*[.I14]" office:value-type="float" office:value="0.0218547542985482" calcext:value-type="float">
            <text:p>0,0219</text:p>
          </table:table-cell>
          <table:table-cell table:formula="of:=[.H14]-1.96*[.I14]" office:value-type="float" office:value="-0.0424547542985481" calcext:value-type="float">
            <text:p>-0,0425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9" calcext:value-type="float">
            <text:p>0,2299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15]-[.B15]" office:value-type="float" office:value="-0.000399999999999984" calcext:value-type="float">
            <text:p>-0,000399999999999984</text:p>
          </table:table-cell>
          <table:table-cell table:formula="of:=SQRT([.C15]*[.C15] + [.F15]*[.F15])" office:value-type="float" office:value="0.00494974746830583" calcext:value-type="float">
            <text:p>0,0049</text:p>
          </table:table-cell>
          <table:table-cell table:formula="of:=(([.E15]-[.B15]) / [.B15]) * 100" office:value-type="float" office:value="-0.173988690735095" calcext:value-type="float">
            <text:p>-0,1740</text:p>
          </table:table-cell>
          <table:table-cell/>
          <table:table-cell table:formula="of:=[.H15]+1.96*[.I15]" office:value-type="float" office:value="0.00930150503787945" calcext:value-type="float">
            <text:p>0,0093</text:p>
          </table:table-cell>
          <table:table-cell table:formula="of:=[.H15]-1.96*[.I15]" office:value-type="float" office:value="-0.0101015050378794" calcext:value-type="float">
            <text:p>-0,010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903" calcext:value-type="float">
            <text:p>0,2903</text:p>
          </table:table-cell>
          <table:table-cell office:value-type="float" office:value="0.0045" calcext:value-type="float">
            <text:p>0,0045</text:p>
          </table:table-cell>
          <table:table-cell/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6]-[.B16]" office:value-type="float" office:value="-0.0299" calcext:value-type="float">
            <text:p>-0,0299</text:p>
          </table:table-cell>
          <table:table-cell table:formula="of:=SQRT([.C16]*[.C16] + [.F16]*[.F16])" office:value-type="float" office:value="0.00629364759102383" calcext:value-type="float">
            <text:p>0,0063</text:p>
          </table:table-cell>
          <table:table-cell table:formula="of:=(([.E16]-[.B16]) / [.B16]) * 100" office:value-type="float" office:value="-10.299689975887" calcext:value-type="float">
            <text:p>-10,2997</text:p>
          </table:table-cell>
          <table:table-cell/>
          <table:table-cell table:formula="of:=[.H16]+1.96*[.I16]" office:value-type="float" office:value="-0.0175644507215933" calcext:value-type="float">
            <text:p>-0,0176</text:p>
          </table:table-cell>
          <table:table-cell table:formula="of:=[.H16]-1.96*[.I16]" office:value-type="float" office:value="-0.0422355492784067" calcext:value-type="float">
            <text:p>-0,0422</text:p>
          </table:table-cell>
          <table:table-cell office:value-type="string" calcext:value-type="string">
            <text:p>Pile Deduplicated-trained better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964" calcext:value-type="float">
            <text:p>0,4964</text:p>
          </table:table-cell>
          <table:table-cell office:value-type="float" office:value="0.0141" calcext:value-type="float">
            <text:p>0,0141</text:p>
          </table:table-cell>
          <table:table-cell/>
          <table:table-cell office:value-type="float" office:value="0.5122" calcext:value-type="float">
            <text:p>0,5122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17]-[.B17]" office:value-type="float" office:value="0.0158" calcext:value-type="float">
            <text:p>0,0158</text:p>
          </table:table-cell>
          <table:table-cell table:formula="of:=SQRT([.C17]*[.C17] + [.F17]*[.F17])" office:value-type="float" office:value="0.0198698263706556" calcext:value-type="float">
            <text:p>0,0199</text:p>
          </table:table-cell>
          <table:table-cell table:formula="of:=(([.E17]-[.B17]) / [.B17]) * 100" office:value-type="float" office:value="3.1829170024174" calcext:value-type="float">
            <text:p>3,1829</text:p>
          </table:table-cell>
          <table:table-cell/>
          <table:table-cell table:formula="of:=[.H17]+1.96*[.I17]" office:value-type="float" office:value="0.0547448596864849" calcext:value-type="float">
            <text:p>0,0547</text:p>
          </table:table-cell>
          <table:table-cell table:formula="of:=[.H17]-1.96*[.I17]" office:value-type="float" office:value="-0.023144859686485" calcext:value-type="float">
            <text:p>-0,023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0.3689" calcext:value-type="float">
            <text:p>0,3689</text:p>
          </table:table-cell>
          <table:table-cell office:value-type="float" office:value="0.0067" calcext:value-type="float">
            <text:p>0,006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8]-[.B18]" office:value-type="float" office:value="-0.3689" calcext:value-type="float">
            <text:p>-0,3689</text:p>
          </table:table-cell>
          <table:table-cell table:formula="of:=SQRT([.C18]*[.C18] + [.F18]*[.F18])" office:value-type="float" office:value="0.0067" calcext:value-type="float">
            <text:p>0,0067</text:p>
          </table:table-cell>
          <table:table-cell table:formula="of:=(([.E18]-[.B18]) / [.B18]) * 100" office:value-type="float" office:value="-100" calcext:value-type="float">
            <text:p>-100,0000</text:p>
          </table:table-cell>
          <table:table-cell/>
          <table:table-cell table:formula="of:=[.H18]+1.96*[.I18]" office:value-type="float" office:value="-0.355768" calcext:value-type="float">
            <text:p>-0,3558</text:p>
          </table:table-cell>
          <table:table-cell table:formula="of:=[.H18]-1.96*[.I18]" office:value-type="float" office:value="-0.382032" calcext:value-type="float">
            <text:p>-0,3820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style-name="ce3" office:value-type="float" office:value="31.2589" calcext:value-type="float">
            <text:p>31,2589</text:p>
          </table:table-cell>
          <table:table-cell office:value-type="float" office:value="1.1594" calcext:value-type="float">
            <text:p>1,1594</text:p>
          </table:table-cell>
          <table:table-cell/>
          <table:table-cell office:value-type="float" office:value="1854408.3999" calcext:value-type="float">
            <text:p>1854408,3999</text:p>
          </table:table-cell>
          <table:table-cell office:value-type="float" office:value="148101.5978" calcext:value-type="float">
            <text:p>148101,5978</text:p>
          </table:table-cell>
          <table:table-cell/>
          <table:table-cell table:formula="of:=[.E19]-[.B19]" office:value-type="float" office:value="1854377.141" calcext:value-type="float">
            <text:p>1854377,141</text:p>
          </table:table-cell>
          <table:table-cell table:formula="of:=SQRT([.C19]*[.C19] + [.F19]*[.F19])" office:value-type="float" office:value="148101.597804538" calcext:value-type="float">
            <text:p>148101,5978</text:p>
          </table:table-cell>
          <table:table-cell table:formula="of:=(([.E19]-[.B19]) / [.B19]) * 100" office:value-type="float" office:value="5932317.32722521" calcext:value-type="float">
            <text:p>5932317,3272</text:p>
          </table:table-cell>
          <table:table-cell/>
          <table:table-cell table:formula="of:=[.H19]+1.96*[.I19]" office:value-type="float" office:value="2144656.27269689" calcext:value-type="float">
            <text:p>2144656,2727</text:p>
          </table:table-cell>
          <table:table-cell table:formula="of:=[.H19]-1.96*[.I19]" office:value-type="float" office:value="1564098.00930311" calcext:value-type="float">
            <text:p>1564098,0093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style-name="ce3" office:value-type="float" office:value="0.7294" calcext:value-type="float">
            <text:p>0,7294</text:p>
          </table:table-cell>
          <table:table-cell office:value-type="float" office:value="0.0015" calcext:value-type="float">
            <text:p>0,0015</text:p>
          </table:table-cell>
          <table:table-cell/>
          <table:table-cell office:value-type="float" office:value="0.5481" calcext:value-type="float">
            <text:p>0,5481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20]-[.B20]" office:value-type="float" office:value="-0.1813" calcext:value-type="float">
            <text:p>-0,1813</text:p>
          </table:table-cell>
          <table:table-cell table:formula="of:=SQRT([.C20]*[.C20] + [.F20]*[.F20])" office:value-type="float" office:value="0.00226715680975093" calcext:value-type="float">
            <text:p>0,0023</text:p>
          </table:table-cell>
          <table:table-cell table:formula="of:=(([.E20]-[.B20]) / [.B20]) * 100" office:value-type="float" office:value="-24.8560460652591" calcext:value-type="float">
            <text:p>-24,8560</text:p>
          </table:table-cell>
          <table:table-cell/>
          <table:table-cell table:formula="of:=[.H20]+1.96*[.I20]" office:value-type="float" office:value="-0.176856372652888" calcext:value-type="float">
            <text:p>-0,1769</text:p>
          </table:table-cell>
          <table:table-cell table:formula="of:=[.H20]-1.96*[.I20]" office:value-type="float" office:value="-0.185743627347112" calcext:value-type="float">
            <text:p>-0,1857</text:p>
          </table:table-cell>
          <table:table-cell office:value-type="string" calcext:value-type="string">
            <text:p>Pile Deduplicated-trained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style-name="ce3" office:value-type="float" office:value="0.2335" calcext:value-type="float">
            <text:p>0,2335</text:p>
          </table:table-cell>
          <table:table-cell office:value-type="float" office:value="0.0059" calcext:value-type="float">
            <text:p>0,005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21]-[.B21]" office:value-type="float" office:value="-0.2335" calcext:value-type="float">
            <text:p>-0,2335</text:p>
          </table:table-cell>
          <table:table-cell table:formula="of:=SQRT([.C21]*[.C21] + [.F21]*[.F21])" office:value-type="float" office:value="0.0059" calcext:value-type="float">
            <text:p>0,0059</text:p>
          </table:table-cell>
          <table:table-cell table:formula="of:=(([.E21]-[.B21]) / [.B21]) * 100" office:value-type="float" office:value="-100" calcext:value-type="float">
            <text:p>-100,0000</text:p>
          </table:table-cell>
          <table:table-cell/>
          <table:table-cell table:formula="of:=[.H21]+1.96*[.I21]" office:value-type="float" office:value="-0.221936" calcext:value-type="float">
            <text:p>-0,2219</text:p>
          </table:table-cell>
          <table:table-cell table:formula="of:=[.H21]-1.96*[.I21]" office:value-type="float" office:value="-0.245064" calcext:value-type="float">
            <text:p>-0,2451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style-name="ce3" office:value-type="float" office:value="172.7619" calcext:value-type="float">
            <text:p>172,7619</text:p>
          </table:table-cell>
          <table:table-cell office:value-type="float" office:value="7.7265" calcext:value-type="float">
            <text:p>7,7265</text:p>
          </table:table-cell>
          <table:table-cell/>
          <table:table-cell office:value-type="float" office:value="11927123.2514" calcext:value-type="float">
            <text:p>11927123,2514</text:p>
          </table:table-cell>
          <table:table-cell office:value-type="float" office:value="1063672.9283" calcext:value-type="float">
            <text:p>1063672,9283</text:p>
          </table:table-cell>
          <table:table-cell/>
          <table:table-cell table:formula="of:=[.E22]-[.B22]" office:value-type="float" office:value="11926950.4895" calcext:value-type="float">
            <text:p>11926950,4895</text:p>
          </table:table-cell>
          <table:table-cell table:formula="of:=SQRT([.C22]*[.C22] + [.F22]*[.F22])" office:value-type="float" office:value="1063672.92832806" calcext:value-type="float">
            <text:p>1063672,9283</text:p>
          </table:table-cell>
          <table:table-cell table:formula="of:=(([.E22]-[.B22]) / [.B22]) * 100" office:value-type="float" office:value="6903692.59049594" calcext:value-type="float">
            <text:p>6903692,5905</text:p>
          </table:table-cell>
          <table:table-cell/>
          <table:table-cell table:formula="of:=[.H22]+1.96*[.I22]" office:value-type="float" office:value="14011749.429023" calcext:value-type="float">
            <text:p>14011749,4290</text:p>
          </table:table-cell>
          <table:table-cell table:formula="of:=[.H22]-1.96*[.I22]" office:value-type="float" office:value="9842151.549977" calcext:value-type="float">
            <text:p>9842151,5500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2" table:number-columns-repeated="2"/>
          <table:table-cell/>
          <table:table-cell table:style-name="ce2" table:number-columns-repeated="2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160M MiniPile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Reproduc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office:value-type="float" office:value="0.1894" calcext:value-type="float">
            <text:p>0,1894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26]-[.B26]" office:value-type="float" office:value="-0.0231" calcext:value-type="float">
            <text:p>-0,0231</text:p>
          </table:table-cell>
          <table:table-cell table:formula="of:=SQRT([.C26]*[.C26] + [.F26]*[.F26])" office:value-type="float" office:value="0.0166207701385947" calcext:value-type="float">
            <text:p>0,0166</text:p>
          </table:table-cell>
          <table:table-cell table:formula="of:=(([.E26]-[.B26]) / [.B26]) * 100" office:value-type="float" office:value="-10.8705882352941" calcext:value-type="float">
            <text:p>-10,8706</text:p>
          </table:table-cell>
          <table:table-cell/>
          <table:table-cell table:formula="of:=[.H26]+1.96*[.I26]" office:value-type="float" office:value="0.00947670947164556" calcext:value-type="float">
            <text:p>0,0095</text:p>
          </table:table-cell>
          <table:table-cell table:formula="of:=[.H26]-1.96*[.I26]" office:value-type="float" office:value="-0.0556767094716455" calcext:value-type="float">
            <text:p>-0,055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27]-[.B27]" office:value-type="float" office:value="-0.0404" calcext:value-type="float">
            <text:p>-0,0404</text:p>
          </table:table-cell>
          <table:table-cell table:formula="of:=SQRT([.C27]*[.C27] + [.F27]*[.F27])" office:value-type="float" office:value="0.00509313263129874" calcext:value-type="float">
            <text:p>0,0051</text:p>
          </table:table-cell>
          <table:table-cell table:formula="of:=(([.E27]-[.B27]) / [.B27]) * 100" office:value-type="float" office:value="-14.9685068543905" calcext:value-type="float">
            <text:p>-14,9685</text:p>
          </table:table-cell>
          <table:table-cell/>
          <table:table-cell table:formula="of:=[.H27]+1.96*[.I27]" office:value-type="float" office:value="-0.0304174600426544" calcext:value-type="float">
            <text:p>-0,0304</text:p>
          </table:table-cell>
          <table:table-cell table:formula="of:=[.H27]-1.96*[.I27]" office:value-type="float" office:value="-0.0503825399573455" calcext:value-type="float">
            <text:p>-0,0504</text:p>
          </table:table-cell>
          <table:table-cell office:value-type="string" calcext:value-type="string">
            <text:p>MiniPile-trained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28]-[.B28]" office:value-type="float" office:value="0.00440000000000002" calcext:value-type="float">
            <text:p>0,00440000000000002</text:p>
          </table:table-cell>
          <table:table-cell table:formula="of:=SQRT([.C28]*[.C28] + [.F28]*[.F28])" office:value-type="float" office:value="0.00622253967444162" calcext:value-type="float">
            <text:p>0,0062</text:p>
          </table:table-cell>
          <table:table-cell table:formula="of:=(([.E28]-[.B28]) / [.B28]) * 100" office:value-type="float" office:value="1.71875000000001" calcext:value-type="float">
            <text:p>1,7188</text:p>
          </table:table-cell>
          <table:table-cell/>
          <table:table-cell table:formula="of:=[.H28]+1.96*[.I28]" office:value-type="float" office:value="0.0165961777619056" calcext:value-type="float">
            <text:p>0,0166</text:p>
          </table:table-cell>
          <table:table-cell table:formula="of:=[.H28]-1.96*[.I28]" office:value-type="float" office:value="-0.00779617776190556" calcext:value-type="float">
            <text:p>-0,007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122" calcext:value-type="float">
            <text:p>0,5122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29]-[.B29]" office:value-type="float" office:value="0.0402" calcext:value-type="float">
            <text:p>0,0402</text:p>
          </table:table-cell>
          <table:table-cell table:formula="of:=SQRT([.C29]*[.C29] + [.F29]*[.F29])" office:value-type="float" office:value="0.0197989898732233" calcext:value-type="float">
            <text:p>0,0198</text:p>
          </table:table-cell>
          <table:table-cell table:formula="of:=(([.E29]-[.B29]) / [.B29]) * 100" office:value-type="float" office:value="8.51694915254238" calcext:value-type="float">
            <text:p>8,5169</text:p>
          </table:table-cell>
          <table:table-cell/>
          <table:table-cell table:formula="of:=[.H29]+1.96*[.I29]" office:value-type="float" office:value="0.0790060201515178" calcext:value-type="float">
            <text:p>0,0790</text:p>
          </table:table-cell>
          <table:table-cell table:formula="of:=[.H29]-1.96*[.I29]" office:value-type="float" office:value="0.00139397984848228" calcext:value-type="float">
            <text:p>0,0014</text:p>
          </table:table-cell>
          <table:table-cell office:value-type="string" calcext:value-type="string">
            <text:p>Recreation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30]-[.B30]" office:value-type="float" office:value="0" calcext:value-type="float">
            <text:p>0</text:p>
          </table:table-cell>
          <table:table-cell table:formula="of:=SQRT([.C30]*[.C30] + [.F30]*[.F30])" office:value-type="float" office:value="0" calcext:value-type="float">
            <text:p>0,0000</text:p>
          </table:table-cell>
          <table:table-cell table:formula="of:=(([.E30]-[.B30]) / [.B30]) * 100" office:value-type="string" office:string-value="" calcext:value-type="error">
            <text:p>#DIV/0!</text:p>
          </table:table-cell>
          <table:table-cell/>
          <table:table-cell table:formula="of:=[.H30]+1.96*[.I30]" office:value-type="float" office:value="0" calcext:value-type="float">
            <text:p>0,0000</text:p>
          </table:table-cell>
          <table:table-cell table:formula="of:=[.H30]-1.96*[.I30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office:value-type="float" office:value="1854408.3999" calcext:value-type="float">
            <text:p>1854408,3999</text:p>
          </table:table-cell>
          <table:table-cell office:value-type="float" office:value="148101.5978" calcext:value-type="float">
            <text:p>148101,5978</text:p>
          </table:table-cell>
          <table:table-cell/>
          <table:table-cell table:formula="of:=[.E31]-[.B31]" office:value-type="float" office:value="-1178766.8694" calcext:value-type="float">
            <text:p>-1178766,8694</text:p>
          </table:table-cell>
          <table:table-cell table:formula="of:=SQRT([.C31]*[.C31] + [.F31]*[.F31])" office:value-type="float" office:value="324673.148661254" calcext:value-type="float">
            <text:p>324673,1487</text:p>
          </table:table-cell>
          <table:table-cell table:formula="of:=(([.E31]-[.B31]) / [.B31]) * 100" office:value-type="float" office:value="-38.8624713293287" calcext:value-type="float">
            <text:p>-38,8625</text:p>
          </table:table-cell>
          <table:table-cell/>
          <table:table-cell table:formula="of:=[.H31]+1.96*[.I31]" office:value-type="float" office:value="-542407.498023941" calcext:value-type="float">
            <text:p>-542407,4980</text:p>
          </table:table-cell>
          <table:table-cell table:formula="of:=[.H31]-1.96*[.I31]" office:value-type="float" office:value="-1815126.24077606" calcext:value-type="float">
            <text:p>-1815126,2408</text:p>
          </table:table-cell>
          <table:table-cell office:value-type="string" calcext:value-type="string">
            <text:p>Recreation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office:value-type="float" office:value="0.5481" calcext:value-type="float">
            <text:p>0,5481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32]-[.B32]" office:value-type="float" office:value="0.0287000000000001" calcext:value-type="float">
            <text:p>0,0287000000000001</text:p>
          </table:table-cell>
          <table:table-cell table:formula="of:=SQRT([.C32]*[.C32] + [.F32]*[.F32])" office:value-type="float" office:value="0.00247588368062799" calcext:value-type="float">
            <text:p>0,0025</text:p>
          </table:table-cell>
          <table:table-cell table:formula="of:=(([.E32]-[.B32]) / [.B32]) * 100" office:value-type="float" office:value="5.52560646900271" calcext:value-type="float">
            <text:p>5,5256</text:p>
          </table:table-cell>
          <table:table-cell/>
          <table:table-cell table:formula="of:=[.H32]+1.96*[.I32]" office:value-type="float" office:value="0.0335527320140309" calcext:value-type="float">
            <text:p>0,0336</text:p>
          </table:table-cell>
          <table:table-cell table:formula="of:=[.H32]-1.96*[.I32]" office:value-type="float" office:value="0.0238472679859692" calcext:value-type="float">
            <text:p>0,0238</text:p>
          </table:table-cell>
          <table:table-cell office:value-type="string" calcext:value-type="string">
            <text:p>Recreation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33]-[.B33]" office:value-type="float" office:value="0" calcext:value-type="float">
            <text:p>0</text:p>
          </table:table-cell>
          <table:table-cell table:formula="of:=SQRT([.C33]*[.C33] + [.F33]*[.F33])" office:value-type="float" office:value="0" calcext:value-type="float">
            <text:p>0,0000</text:p>
          </table:table-cell>
          <table:table-cell table:formula="of:=(([.E33]-[.B33]) / [.B33]) * 100" office:value-type="string" office:string-value="" calcext:value-type="error">
            <text:p>#DIV/0!</text:p>
          </table:table-cell>
          <table:table-cell/>
          <table:table-cell table:formula="of:=[.H33]+1.96*[.I33]" office:value-type="float" office:value="0" calcext:value-type="float">
            <text:p>0,0000</text:p>
          </table:table-cell>
          <table:table-cell table:formula="of:=[.H33]-1.96*[.I33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office:value-type="float" office:value="11927123.2514" calcext:value-type="float">
            <text:p>11927123,2514</text:p>
          </table:table-cell>
          <table:table-cell office:value-type="float" office:value="1063672.9283" calcext:value-type="float">
            <text:p>1063672,9283</text:p>
          </table:table-cell>
          <table:table-cell/>
          <table:table-cell table:formula="of:=[.E34]-[.B34]" office:value-type="float" office:value="-15140828.0947" calcext:value-type="float">
            <text:p>-15140828,0947</text:p>
          </table:table-cell>
          <table:table-cell table:formula="of:=SQRT([.C34]*[.C34] + [.F34]*[.F34])" office:value-type="float" office:value="2911308.62924074" calcext:value-type="float">
            <text:p>2911308,6292</text:p>
          </table:table-cell>
          <table:table-cell table:formula="of:=(([.E34]-[.B34]) / [.B34]) * 100" office:value-type="float" office:value="-55.936365117198" calcext:value-type="float">
            <text:p>-55,9364</text:p>
          </table:table-cell>
          <table:table-cell/>
          <table:table-cell table:formula="of:=[.H34]+1.96*[.I34]" office:value-type="float" office:value="-9434663.18138815" calcext:value-type="float">
            <text:p>-9434663,1814</text:p>
          </table:table-cell>
          <table:table-cell table:formula="of:=[.H34]-1.96*[.I34]" office:value-type="float" office:value="-20846993.0080119" calcext:value-type="float">
            <text:p>-20846993,0080</text:p>
          </table:table-cell>
          <table:table-cell office:value-type="string" calcext:value-type="string">
            <text:p>Recreation severely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MiniPile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Lossi 1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table:style-name="ce1" office:value-type="float" office:value="0.198" calcext:value-type="float">
            <text:p>0,1980</text:p>
          </table:table-cell>
          <table:table-cell office:value-type="float" office:value="0.0116" calcext:value-type="float">
            <text:p>0,0116</text:p>
          </table:table-cell>
          <table:table-cell/>
          <table:table-cell table:formula="of:=[.E38]-[.B38]" office:value-type="float" office:value="-0.0145" calcext:value-type="float">
            <text:p>-0,0145</text:p>
          </table:table-cell>
          <table:table-cell table:formula="of:=SQRT([.C38]*[.C38] + [.F38]*[.F38])" office:value-type="float" office:value="0.0166901168360201" calcext:value-type="float">
            <text:p>0,0167</text:p>
          </table:table-cell>
          <table:table-cell table:formula="of:=(([.E38]-[.B38]) / [.B38]) * 100" office:value-type="float" office:value="-6.8235294117647" calcext:value-type="float">
            <text:p>-6,8235</text:p>
          </table:table-cell>
          <table:table-cell/>
          <table:table-cell table:formula="of:=[.H38]+1.96*[.I38]" office:value-type="float" office:value="0.0182126289985993" calcext:value-type="float">
            <text:p>0,0182</text:p>
          </table:table-cell>
          <table:table-cell table:formula="of:=[.H38]-1.96*[.I38]" office:value-type="float" office:value="-0.0472126289985993" calcext:value-type="float">
            <text:p>-0,047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39]-[.B39]" office:value-type="float" office:value="-0.0404" calcext:value-type="float">
            <text:p>-0,0404</text:p>
          </table:table-cell>
          <table:table-cell table:formula="of:=SQRT([.C39]*[.C39] + [.F39]*[.F39])" office:value-type="float" office:value="0.00509313263129874" calcext:value-type="float">
            <text:p>0,0051</text:p>
          </table:table-cell>
          <table:table-cell table:formula="of:=(([.E39]-[.B39]) / [.B39]) * 100" office:value-type="float" office:value="-14.9685068543905" calcext:value-type="float">
            <text:p>-14,9685</text:p>
          </table:table-cell>
          <table:table-cell/>
          <table:table-cell table:formula="of:=[.H39]+1.96*[.I39]" office:value-type="float" office:value="-0.0304174600426544" calcext:value-type="float">
            <text:p>-0,0304</text:p>
          </table:table-cell>
          <table:table-cell table:formula="of:=[.H39]-1.96*[.I39]" office:value-type="float" office:value="-0.0503825399573455" calcext:value-type="float">
            <text:p>-0,0504</text:p>
          </table:table-cell>
          <table:table-cell office:value-type="string" calcext:value-type="string">
            <text:p>MiniPile-trained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599" calcext:value-type="float">
            <text:p>0,2599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40]-[.B40]" office:value-type="float" office:value="0.00390000000000001" calcext:value-type="float">
            <text:p>0,00390000000000001</text:p>
          </table:table-cell>
          <table:table-cell table:formula="of:=SQRT([.C40]*[.C40] + [.F40]*[.F40])" office:value-type="float" office:value="0.00622253967444162" calcext:value-type="float">
            <text:p>0,0062</text:p>
          </table:table-cell>
          <table:table-cell table:formula="of:=(([.E40]-[.B40]) / [.B40]) * 100" office:value-type="float" office:value="1.52343750000001" calcext:value-type="float">
            <text:p>1,5234</text:p>
          </table:table-cell>
          <table:table-cell/>
          <table:table-cell table:formula="of:=[.H40]+1.96*[.I40]" office:value-type="float" office:value="0.0160961777619056" calcext:value-type="float">
            <text:p>0,0161</text:p>
          </table:table-cell>
          <table:table-cell table:formula="of:=[.H40]-1.96*[.I40]" office:value-type="float" office:value="-0.00829617776190556" calcext:value-type="float">
            <text:p>-0,008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107" calcext:value-type="float">
            <text:p>0,5107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table:formula="of:=[.E41]-[.B41]" office:value-type="float" office:value="0.0387000000000001" calcext:value-type="float">
            <text:p>0,0387000000000001</text:p>
          </table:table-cell>
          <table:table-cell table:formula="of:=SQRT([.C41]*[.C41] + [.F41]*[.F41])" office:value-type="float" office:value="0.0197989898732233" calcext:value-type="float">
            <text:p>0,0198</text:p>
          </table:table-cell>
          <table:table-cell table:formula="of:=(([.E41]-[.B41]) / [.B41]) * 100" office:value-type="float" office:value="8.1991525423729" calcext:value-type="float">
            <text:p>8,1992</text:p>
          </table:table-cell>
          <table:table-cell/>
          <table:table-cell table:formula="of:=[.H41]+1.96*[.I41]" office:value-type="float" office:value="0.0775060201515178" calcext:value-type="float">
            <text:p>0,0775</text:p>
          </table:table-cell>
          <table:table-cell table:formula="of:=[.H41]-1.96*[.I41]" office:value-type="float" office:value="-0.000106020151517665" calcext:value-type="float">
            <text:p>-0,000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42]-[.B42]" office:value-type="float" office:value="0" calcext:value-type="float">
            <text:p>0</text:p>
          </table:table-cell>
          <table:table-cell table:formula="of:=SQRT([.C42]*[.C42] + [.F42]*[.F42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42]+1.96*[.I42]" office:value-type="float" office:value="0" calcext:value-type="float">
            <text:p>0,0000</text:p>
          </table:table-cell>
          <table:table-cell table:formula="of:=[.H42]-1.96*[.I42]" office:value-type="float" office:value="0" calcext:value-type="float">
            <text:p>0,0000</text:p>
          </table:table-cell>
          <table:table-cell table:style-name="ce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office:value-type="float" office:value="2116445.1732" calcext:value-type="float">
            <text:p>2116445,1732</text:p>
          </table:table-cell>
          <table:table-cell office:value-type="float" office:value="175403.0579" calcext:value-type="float">
            <text:p>175403,0579</text:p>
          </table:table-cell>
          <table:table-cell/>
          <table:table-cell table:formula="of:=[.E43]-[.B43]" office:value-type="float" office:value="-916730.0961" calcext:value-type="float">
            <text:p>-916730,0961</text:p>
          </table:table-cell>
          <table:table-cell table:formula="of:=SQRT([.C43]*[.C43] + [.F43]*[.F43])" office:value-type="float" office:value="338001.187736627" calcext:value-type="float">
            <text:p>338001,1877</text:p>
          </table:table-cell>
          <table:table-cell table:formula="of:=(([.E43]-[.B43]) / [.B43]) * 100" office:value-type="float" office:value="-30.223446214223" calcext:value-type="float">
            <text:p>-30,2234</text:p>
          </table:table-cell>
          <table:table-cell/>
          <table:table-cell table:formula="of:=[.H43]+1.96*[.I43]" office:value-type="float" office:value="-254247.76813621" calcext:value-type="float">
            <text:p>-254247,7681</text:p>
          </table:table-cell>
          <table:table-cell table:formula="of:=[.H43]-1.96*[.I43]" office:value-type="float" office:value="-1579212.42406379" calcext:value-type="float">
            <text:p>-1579212,4241</text:p>
          </table:table-cell>
          <table:table-cell office:value-type="string" calcext:value-type="string">
            <text:p>Lossi 1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office:value-type="float" office:value="0.5492" calcext:value-type="float">
            <text:p>0,5492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44]-[.B44]" office:value-type="float" office:value="0.0298000000000001" calcext:value-type="float">
            <text:p>0,0298000000000001</text:p>
          </table:table-cell>
          <table:table-cell table:formula="of:=SQRT([.C44]*[.C44] + [.F44]*[.F44])" office:value-type="float" office:value="0.00247588368062799" calcext:value-type="float">
            <text:p>0,0025</text:p>
          </table:table-cell>
          <table:table-cell table:formula="of:=(([.E44]-[.B44]) / [.B44]) * 100" office:value-type="float" office:value="5.73738929534079" calcext:value-type="float">
            <text:p>5,7374</text:p>
          </table:table-cell>
          <table:table-cell/>
          <table:table-cell table:formula="of:=[.H44]+1.96*[.I44]" office:value-type="float" office:value="0.0346527320140309" calcext:value-type="float">
            <text:p>0,0347</text:p>
          </table:table-cell>
          <table:table-cell table:formula="of:=[.H44]-1.96*[.I44]" office:value-type="float" office:value="0.0249472679859692" calcext:value-type="float">
            <text:p>0,0249</text:p>
          </table:table-cell>
          <table:table-cell office:value-type="string" calcext:value-type="string">
            <text:p>Lossi 1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45]-[.B45]" office:value-type="float" office:value="0" calcext:value-type="float">
            <text:p>0</text:p>
          </table:table-cell>
          <table:table-cell table:formula="of:=SQRT([.C45]*[.C45] + [.F45]*[.F45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45]+1.96*[.I45]" office:value-type="float" office:value="0" calcext:value-type="float">
            <text:p>0,0000</text:p>
          </table:table-cell>
          <table:table-cell table:formula="of:=[.H45]-1.96*[.I45]" office:value-type="float" office:value="0" calcext:value-type="float">
            <text:p>0,0000</text:p>
          </table:table-cell>
          <table:table-cell table:style-name="ce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office:value-type="float" office:value="14896599.9251" calcext:value-type="float">
            <text:p>14896599,9251</text:p>
          </table:table-cell>
          <table:table-cell office:value-type="float" office:value="1366937.5471" calcext:value-type="float">
            <text:p>1366937,5471</text:p>
          </table:table-cell>
          <table:table-cell/>
          <table:table-cell table:formula="of:=[.E46]-[.B46]" office:value-type="float" office:value="-12171351.421" calcext:value-type="float">
            <text:p>-12171351,421</text:p>
          </table:table-cell>
          <table:table-cell table:formula="of:=SQRT([.C46]*[.C46] + [.F46]*[.F46])" office:value-type="float" office:value="3035265.40749982" calcext:value-type="float">
            <text:p>3035265,4075</text:p>
          </table:table-cell>
          <table:table-cell table:formula="of:=(([.E46]-[.B46]) / [.B46]) * 100" office:value-type="float" office:value="-44.9659128811522" calcext:value-type="float">
            <text:p>-44,9659</text:p>
          </table:table-cell>
          <table:table-cell/>
          <table:table-cell table:formula="of:=[.H46]+1.96*[.I46]" office:value-type="float" office:value="-6222231.22230034" calcext:value-type="float">
            <text:p>-6222231,2223</text:p>
          </table:table-cell>
          <table:table-cell table:formula="of:=[.H46]-1.96*[.I46]" office:value-type="float" office:value="-18120471.6196997" calcext:value-type="float">
            <text:p>-18120471,6197</text:p>
          </table:table-cell>
          <table:table-cell office:value-type="string" calcext:value-type="string">
            <text:p>Lossi 1 severely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Reproduc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Lossi 1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894" calcext:value-type="float">
            <text:p>0,1894</text:p>
          </table:table-cell>
          <table:table-cell office:value-type="float" office:value="0.0115" calcext:value-type="float">
            <text:p>0,0115</text:p>
          </table:table-cell>
          <table:table-cell/>
          <table:table-cell table:style-name="ce1" office:value-type="float" office:value="0.198" calcext:value-type="float">
            <text:p>0,1980</text:p>
          </table:table-cell>
          <table:table-cell office:value-type="float" office:value="0.0116" calcext:value-type="float">
            <text:p>0,0116</text:p>
          </table:table-cell>
          <table:table-cell/>
          <table:table-cell table:formula="of:=[.E50]-[.B50]" office:value-type="float" office:value="0.0086" calcext:value-type="float">
            <text:p>0,0086</text:p>
          </table:table-cell>
          <table:table-cell table:formula="of:=SQRT([.C50]*[.C50] + [.F50]*[.F50])" office:value-type="float" office:value="0.016334319698108" calcext:value-type="float">
            <text:p>0,0163</text:p>
          </table:table-cell>
          <table:table-cell table:formula="of:=(([.E50]-[.B50]) / [.B50]) * 100" office:value-type="float" office:value="4.54065469904963" calcext:value-type="float">
            <text:p>4,5407</text:p>
          </table:table-cell>
          <table:table-cell/>
          <table:table-cell table:formula="of:=[.H50]+1.96*[.I50]" office:value-type="float" office:value="0.0406152666082917" calcext:value-type="float">
            <text:p>0,0406</text:p>
          </table:table-cell>
          <table:table-cell table:formula="of:=[.H50]-1.96*[.I50]" office:value-type="float" office:value="-0.0234152666082917" calcext:value-type="float">
            <text:p>-0,0234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51]-[.B51]" office:value-type="float" office:value="0" calcext:value-type="float">
            <text:p>0</text:p>
          </table:table-cell>
          <table:table-cell table:formula="of:=SQRT([.C51]*[.C51] + [.F51]*[.F51])" office:value-type="float" office:value="0.00494974746830583" calcext:value-type="float">
            <text:p>0,0049</text:p>
          </table:table-cell>
          <table:table-cell table:formula="of:=(([.E51]-[.B51]) / [.B51]) * 100" office:value-type="float" office:value="0" calcext:value-type="float">
            <text:p>0,0000</text:p>
          </table:table-cell>
          <table:table-cell/>
          <table:table-cell table:formula="of:=[.H51]+1.96*[.I51]" office:value-type="float" office:value="0.00970150503787943" calcext:value-type="float">
            <text:p>0,0097</text:p>
          </table:table-cell>
          <table:table-cell table:formula="of:=[.H51]-1.96*[.I51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599" calcext:value-type="float">
            <text:p>0,2599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52]-[.B52]" office:value-type="float" office:value="-0.0005" calcext:value-type="float">
            <text:p>-0,0005</text:p>
          </table:table-cell>
          <table:table-cell table:formula="of:=SQRT([.C52]*[.C52] + [.F52]*[.F52])" office:value-type="float" office:value="0.00622253967444162" calcext:value-type="float">
            <text:p>0,0062</text:p>
          </table:table-cell>
          <table:table-cell table:formula="of:=(([.E52]-[.B52]) / [.B52]) * 100" office:value-type="float" office:value="-0.192012288786483" calcext:value-type="float">
            <text:p>-0,1920</text:p>
          </table:table-cell>
          <table:table-cell/>
          <table:table-cell table:formula="of:=[.H52]+1.96*[.I52]" office:value-type="float" office:value="0.0116961777619056" calcext:value-type="float">
            <text:p>0,0117</text:p>
          </table:table-cell>
          <table:table-cell table:formula="of:=[.H52]-1.96*[.I52]" office:value-type="float" office:value="-0.0126961777619056" calcext:value-type="float">
            <text:p>-0,012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122" calcext:value-type="float">
            <text:p>0,512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107" calcext:value-type="float">
            <text:p>0,5107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table:formula="of:=[.E53]-[.B53]" office:value-type="float" office:value="-0.00149999999999995" calcext:value-type="float">
            <text:p>-0,00149999999999995</text:p>
          </table:table-cell>
          <table:table-cell table:formula="of:=SQRT([.C53]*[.C53] + [.F53]*[.F53])" office:value-type="float" office:value="0.0197989898732233" calcext:value-type="float">
            <text:p>0,0198</text:p>
          </table:table-cell>
          <table:table-cell table:formula="of:=(([.E53]-[.B53]) / [.B53]) * 100" office:value-type="float" office:value="-0.292854353768049" calcext:value-type="float">
            <text:p>-0,2929</text:p>
          </table:table-cell>
          <table:table-cell/>
          <table:table-cell table:formula="of:=[.H53]+1.96*[.I53]" office:value-type="float" office:value="0.0373060201515178" calcext:value-type="float">
            <text:p>0,0373</text:p>
          </table:table-cell>
          <table:table-cell table:formula="of:=[.H53]-1.96*[.I53]" office:value-type="float" office:value="-0.0403060201515177" calcext:value-type="float">
            <text:p>-0,040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54]-[.B54]" office:value-type="float" office:value="0" calcext:value-type="float">
            <text:p>0</text:p>
          </table:table-cell>
          <table:table-cell table:formula="of:=SQRT([.C54]*[.C54] + [.F54]*[.F54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54]+1.96*[.I54]" office:value-type="float" office:value="0" calcext:value-type="float">
            <text:p>0,0000</text:p>
          </table:table-cell>
          <table:table-cell table:formula="of:=[.H54]-1.96*[.I54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1854408.3999" calcext:value-type="float">
            <text:p>1854408,3999</text:p>
          </table:table-cell>
          <table:table-cell office:value-type="float" office:value="148101.5978" calcext:value-type="float">
            <text:p>148101,5978</text:p>
          </table:table-cell>
          <table:table-cell/>
          <table:table-cell office:value-type="float" office:value="2116445.1732" calcext:value-type="float">
            <text:p>2116445,1732</text:p>
          </table:table-cell>
          <table:table-cell office:value-type="float" office:value="175403.0579" calcext:value-type="float">
            <text:p>175403,0579</text:p>
          </table:table-cell>
          <table:table-cell/>
          <table:table-cell table:formula="of:=[.E55]-[.B55]" office:value-type="float" office:value="262036.7733" calcext:value-type="float">
            <text:p>262036,7733</text:p>
          </table:table-cell>
          <table:table-cell table:formula="of:=SQRT([.C55]*[.C55] + [.F55]*[.F55])" office:value-type="float" office:value="229565.493904427" calcext:value-type="float">
            <text:p>229565,4939</text:p>
          </table:table-cell>
          <table:table-cell table:formula="of:=(([.E55]-[.B55]) / [.B55]) * 100" office:value-type="float" office:value="14.130478125214" calcext:value-type="float">
            <text:p>14,1305</text:p>
          </table:table-cell>
          <table:table-cell/>
          <table:table-cell table:formula="of:=[.H55]+1.96*[.I55]" office:value-type="float" office:value="711985.141352678" calcext:value-type="float">
            <text:p>711985,1414</text:p>
          </table:table-cell>
          <table:table-cell table:formula="of:=[.H55]-1.96*[.I55]" office:value-type="float" office:value="-187911.594752678" calcext:value-type="float">
            <text:p>-187911,594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481" calcext:value-type="float">
            <text:p>0,5481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492" calcext:value-type="float">
            <text:p>0,5492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56]-[.B56]" office:value-type="float" office:value="0.00109999999999999" calcext:value-type="float">
            <text:p>0,00109999999999999</text:p>
          </table:table-cell>
          <table:table-cell table:formula="of:=SQRT([.C56]*[.C56] + [.F56]*[.F56])" office:value-type="float" office:value="0.00240416305603426" calcext:value-type="float">
            <text:p>0,0024</text:p>
          </table:table-cell>
          <table:table-cell table:formula="of:=(([.E56]-[.B56]) / [.B56]) * 100" office:value-type="float" office:value="0.200693304141578" calcext:value-type="float">
            <text:p>0,2007</text:p>
          </table:table-cell>
          <table:table-cell/>
          <table:table-cell table:formula="of:=[.H56]+1.96*[.I56]" office:value-type="float" office:value="0.00581215958982714" calcext:value-type="float">
            <text:p>0,0058</text:p>
          </table:table-cell>
          <table:table-cell table:formula="of:=[.H56]-1.96*[.I56]" office:value-type="float" office:value="-0.00361215958982716" calcext:value-type="float">
            <text:p>-0,0036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57]-[.B57]" office:value-type="float" office:value="0" calcext:value-type="float">
            <text:p>0</text:p>
          </table:table-cell>
          <table:table-cell table:formula="of:=SQRT([.C57]*[.C57] + [.F57]*[.F57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57]+1.96*[.I57]" office:value-type="float" office:value="0" calcext:value-type="float">
            <text:p>0,0000</text:p>
          </table:table-cell>
          <table:table-cell table:formula="of:=[.H57]-1.96*[.I57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1927123.2514" calcext:value-type="float">
            <text:p>11927123,2514</text:p>
          </table:table-cell>
          <table:table-cell office:value-type="float" office:value="1063672.9283" calcext:value-type="float">
            <text:p>1063672,9283</text:p>
          </table:table-cell>
          <table:table-cell/>
          <table:table-cell office:value-type="float" office:value="14896599.9251" calcext:value-type="float">
            <text:p>14896599,9251</text:p>
          </table:table-cell>
          <table:table-cell office:value-type="float" office:value="1366937.5471" calcext:value-type="float">
            <text:p>1366937,5471</text:p>
          </table:table-cell>
          <table:table-cell/>
          <table:table-cell table:formula="of:=[.E58]-[.B58]" office:value-type="float" office:value="2969476.6737" calcext:value-type="float">
            <text:p>2969476,6737</text:p>
          </table:table-cell>
          <table:table-cell table:formula="of:=SQRT([.C58]*[.C58] + [.F58]*[.F58])" office:value-type="float" office:value="1732027.23883606" calcext:value-type="float">
            <text:p>1732027,2388</text:p>
          </table:table-cell>
          <table:table-cell table:formula="of:=(([.E58]-[.B58]) / [.B58]) * 100" office:value-type="float" office:value="24.8968390039186" calcext:value-type="float">
            <text:p>24,8968</text:p>
          </table:table-cell>
          <table:table-cell/>
          <table:table-cell table:formula="of:=[.H58]+1.96*[.I58]" office:value-type="float" office:value="6364250.06181868" calcext:value-type="float">
            <text:p>6364250,0618</text:p>
          </table:table-cell>
          <table:table-cell table:formula="of:=[.H58]-1.96*[.I58]" office:value-type="float" office:value="-425296.714418674" calcext:value-type="float">
            <text:p>-425296,7144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MiniPile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62]-[.B62]" office:value-type="float" office:value="-0.0205" calcext:value-type="float">
            <text:p>-0,0205</text:p>
          </table:table-cell>
          <table:table-cell table:formula="of:=SQRT([.C62]*[.C62] + [.F62]*[.F62])" office:value-type="float" office:value="0.0166207701385947" calcext:value-type="float">
            <text:p>0,0166</text:p>
          </table:table-cell>
          <table:table-cell table:formula="of:=(([.E62]-[.B62]) / [.B62]) * 100" office:value-type="float" office:value="-9.64705882352941" calcext:value-type="float">
            <text:p>-9,6471</text:p>
          </table:table-cell>
          <table:table-cell/>
          <table:table-cell table:formula="of:=[.H62]+1.96*[.I62]" office:value-type="float" office:value="0.0120767094716455" calcext:value-type="float">
            <text:p>0,0121</text:p>
          </table:table-cell>
          <table:table-cell table:formula="of:=[.H62]-1.96*[.I62]" office:value-type="float" office:value="-0.0530767094716455" calcext:value-type="float">
            <text:p>-0,053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63]-[.B63]" office:value-type="float" office:value="-0.0404" calcext:value-type="float">
            <text:p>-0,0404</text:p>
          </table:table-cell>
          <table:table-cell table:formula="of:=SQRT([.C63]*[.C63] + [.F63]*[.F63])" office:value-type="float" office:value="0.00509313263129874" calcext:value-type="float">
            <text:p>0,0051</text:p>
          </table:table-cell>
          <table:table-cell table:formula="of:=(([.E63]-[.B63]) / [.B63]) * 100" office:value-type="float" office:value="-14.9685068543905" calcext:value-type="float">
            <text:p>-14,9685</text:p>
          </table:table-cell>
          <table:table-cell/>
          <table:table-cell table:formula="of:=[.H63]+1.96*[.I63]" office:value-type="float" office:value="-0.0304174600426544" calcext:value-type="float">
            <text:p>-0,0304</text:p>
          </table:table-cell>
          <table:table-cell table:formula="of:=[.H63]-1.96*[.I63]" office:value-type="float" office:value="-0.0503825399573455" calcext:value-type="float">
            <text:p>-0,0504</text:p>
          </table:table-cell>
          <table:table-cell office:value-type="string" calcext:value-type="string">
            <text:p>MiniPile-trained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64]-[.B64]" office:value-type="float" office:value="0.00440000000000002" calcext:value-type="float">
            <text:p>0,00440000000000002</text:p>
          </table:table-cell>
          <table:table-cell table:formula="of:=SQRT([.C64]*[.C64] + [.F64]*[.F64])" office:value-type="float" office:value="0.00622253967444162" calcext:value-type="float">
            <text:p>0,0062</text:p>
          </table:table-cell>
          <table:table-cell table:formula="of:=(([.E64]-[.B64]) / [.B64]) * 100" office:value-type="float" office:value="1.71875000000001" calcext:value-type="float">
            <text:p>1,7188</text:p>
          </table:table-cell>
          <table:table-cell/>
          <table:table-cell table:formula="of:=[.H64]+1.96*[.I64]" office:value-type="float" office:value="0.0165961777619056" calcext:value-type="float">
            <text:p>0,0166</text:p>
          </table:table-cell>
          <table:table-cell table:formula="of:=[.H64]-1.96*[.I64]" office:value-type="float" office:value="-0.00779617776190556" calcext:value-type="float">
            <text:p>-0,007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65]-[.B65]" office:value-type="float" office:value="0.0481" calcext:value-type="float">
            <text:p>0,0481</text:p>
          </table:table-cell>
          <table:table-cell table:formula="of:=SQRT([.C65]*[.C65] + [.F65]*[.F65])" office:value-type="float" office:value="0.0197989898732233" calcext:value-type="float">
            <text:p>0,0198</text:p>
          </table:table-cell>
          <table:table-cell table:formula="of:=(([.E65]-[.B65]) / [.B65]) * 100" office:value-type="float" office:value="10.1906779661017" calcext:value-type="float">
            <text:p>10,1907</text:p>
          </table:table-cell>
          <table:table-cell/>
          <table:table-cell table:formula="of:=[.H65]+1.96*[.I65]" office:value-type="float" office:value="0.0869060201515178" calcext:value-type="float">
            <text:p>0,0869</text:p>
          </table:table-cell>
          <table:table-cell table:formula="of:=[.H65]-1.96*[.I65]" office:value-type="float" office:value="0.0092939798484823" calcext:value-type="float">
            <text:p>0,0093</text:p>
          </table:table-cell>
          <table:table-cell office:value-type="string" calcext:value-type="string">
            <text:p>Density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66]-[.B66]" office:value-type="float" office:value="0" calcext:value-type="float">
            <text:p>0</text:p>
          </table:table-cell>
          <table:table-cell table:formula="of:=SQRT([.C66]*[.C66] + [.F66]*[.F66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66]+1.96*[.I66]" office:value-type="float" office:value="0" calcext:value-type="float">
            <text:p>0,0000</text:p>
          </table:table-cell>
          <table:table-cell table:formula="of:=[.H66]-1.96*[.I66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table:formula="of:=[.E67]-[.B67]" office:value-type="float" office:value="-934173.1781" calcext:value-type="float">
            <text:p>-934173,1781</text:p>
          </table:table-cell>
          <table:table-cell table:formula="of:=SQRT([.C67]*[.C67] + [.F67]*[.F67])" office:value-type="float" office:value="335560.557358036" calcext:value-type="float">
            <text:p>335560,5574</text:p>
          </table:table-cell>
          <table:table-cell table:formula="of:=(([.E67]-[.B67]) / [.B67]) * 100" office:value-type="float" office:value="-30.7985228402442" calcext:value-type="float">
            <text:p>-30,7985</text:p>
          </table:table-cell>
          <table:table-cell/>
          <table:table-cell table:formula="of:=[.H67]+1.96*[.I67]" office:value-type="float" office:value="-276474.485678249" calcext:value-type="float">
            <text:p>-276474,4857</text:p>
          </table:table-cell>
          <table:table-cell table:formula="of:=[.H67]-1.96*[.I67]" office:value-type="float" office:value="-1591871.87052175" calcext:value-type="float">
            <text:p>-1591871,8705</text:p>
          </table:table-cell>
          <table:table-cell office:value-type="string" calcext:value-type="string">
            <text:p>Density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68]-[.B68]" office:value-type="float" office:value="0.0307000000000001" calcext:value-type="float">
            <text:p>0,0307000000000001</text:p>
          </table:table-cell>
          <table:table-cell table:formula="of:=SQRT([.C68]*[.C68] + [.F68]*[.F68])" office:value-type="float" office:value="0.00247588368062799" calcext:value-type="float">
            <text:p>0,0025</text:p>
          </table:table-cell>
          <table:table-cell table:formula="of:=(([.E68]-[.B68]) / [.B68]) * 100" office:value-type="float" office:value="5.91066615325377" calcext:value-type="float">
            <text:p>5,9107</text:p>
          </table:table-cell>
          <table:table-cell/>
          <table:table-cell table:formula="of:=[.H68]+1.96*[.I68]" office:value-type="float" office:value="0.0355527320140309" calcext:value-type="float">
            <text:p>0,0356</text:p>
          </table:table-cell>
          <table:table-cell table:formula="of:=[.H68]-1.96*[.I68]" office:value-type="float" office:value="0.0258472679859692" calcext:value-type="float">
            <text:p>0,0258</text:p>
          </table:table-cell>
          <table:table-cell office:value-type="string" calcext:value-type="string">
            <text:p>Density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69]-[.B69]" office:value-type="float" office:value="0" calcext:value-type="float">
            <text:p>0</text:p>
          </table:table-cell>
          <table:table-cell table:formula="of:=SQRT([.C69]*[.C69] + [.F69]*[.F69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69]+1.96*[.I69]" office:value-type="float" office:value="0" calcext:value-type="float">
            <text:p>0,0000</text:p>
          </table:table-cell>
          <table:table-cell table:formula="of:=[.H69]-1.96*[.I69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table:formula="of:=[.E70]-[.B70]" office:value-type="float" office:value="-13720677.7385" calcext:value-type="float">
            <text:p>-13720677,7385</text:p>
          </table:table-cell>
          <table:table-cell table:formula="of:=SQRT([.C70]*[.C70] + [.F70]*[.F70])" office:value-type="float" office:value="3366882.9521755" calcext:value-type="float">
            <text:p>3366882,9522</text:p>
          </table:table-cell>
          <table:table-cell table:formula="of:=(([.E70]-[.B70]) / [.B70]) * 100" office:value-type="float" office:value="-50.6897532179764" calcext:value-type="float">
            <text:p>-50,6898</text:p>
          </table:table-cell>
          <table:table-cell/>
          <table:table-cell table:formula="of:=[.H70]+1.96*[.I70]" office:value-type="float" office:value="-7121587.15223601" calcext:value-type="float">
            <text:p>-7121587,1522</text:p>
          </table:table-cell>
          <table:table-cell table:formula="of:=[.H70]-1.96*[.I70]" office:value-type="float" office:value="-20319768.324764" calcext:value-type="float">
            <text:p>-20319768,3248</text:p>
          </table:table-cell>
          <table:table-cell office:value-type="string" calcext:value-type="string">
            <text:p>Density severely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Reproduc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894" calcext:value-type="float">
            <text:p>0,1894</text:p>
          </table:table-cell>
          <table:table-cell office:value-type="float" office:value="0.0115" calcext:value-type="float">
            <text:p>0,0115</text:p>
          </table:table-cell>
          <table:table-cell/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74]-[.B74]" office:value-type="float" office:value="0.00259999999999999" calcext:value-type="float">
            <text:p>0,00259999999999999</text:p>
          </table:table-cell>
          <table:table-cell table:formula="of:=SQRT([.C74]*[.C74] + [.F74]*[.F74])" office:value-type="float" office:value="0.0162634559672906" calcext:value-type="float">
            <text:p>0,0163</text:p>
          </table:table-cell>
          <table:table-cell table:formula="of:=(([.E74]-[.B74]) / [.B74]) * 100" office:value-type="float" office:value="1.3727560718057" calcext:value-type="float">
            <text:p>1,3728</text:p>
          </table:table-cell>
          <table:table-cell/>
          <table:table-cell table:formula="of:=[.H74]+1.96*[.I74]" office:value-type="float" office:value="0.0344763736958896" calcext:value-type="float">
            <text:p>0,0345</text:p>
          </table:table-cell>
          <table:table-cell table:formula="of:=[.H74]-1.96*[.I74]" office:value-type="float" office:value="-0.0292763736958896" calcext:value-type="float">
            <text:p>-0,029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75]-[.B75]" office:value-type="float" office:value="0" calcext:value-type="float">
            <text:p>0</text:p>
          </table:table-cell>
          <table:table-cell table:formula="of:=SQRT([.C75]*[.C75] + [.F75]*[.F75])" office:value-type="float" office:value="0.00494974746830583" calcext:value-type="float">
            <text:p>0,0049</text:p>
          </table:table-cell>
          <table:table-cell table:formula="of:=(([.E75]-[.B75]) / [.B75]) * 100" office:value-type="float" office:value="0" calcext:value-type="float">
            <text:p>0,0000</text:p>
          </table:table-cell>
          <table:table-cell/>
          <table:table-cell table:formula="of:=[.H75]+1.96*[.I75]" office:value-type="float" office:value="0.00970150503787943" calcext:value-type="float">
            <text:p>0,0097</text:p>
          </table:table-cell>
          <table:table-cell table:formula="of:=[.H75]-1.96*[.I75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76]-[.B76]" office:value-type="float" office:value="0" calcext:value-type="float">
            <text:p>0</text:p>
          </table:table-cell>
          <table:table-cell table:formula="of:=SQRT([.C76]*[.C76] + [.F76]*[.F76])" office:value-type="float" office:value="0.00622253967444162" calcext:value-type="float">
            <text:p>0,0062</text:p>
          </table:table-cell>
          <table:table-cell table:formula="of:=(([.E76]-[.B76]) / [.B76]) * 100" office:value-type="float" office:value="0" calcext:value-type="float">
            <text:p>0,0000</text:p>
          </table:table-cell>
          <table:table-cell/>
          <table:table-cell table:formula="of:=[.H76]+1.96*[.I76]" office:value-type="float" office:value="0.0121961777619056" calcext:value-type="float">
            <text:p>0,0122</text:p>
          </table:table-cell>
          <table:table-cell table:formula="of:=[.H76]-1.96*[.I76]" office:value-type="float" office:value="-0.0121961777619056" calcext:value-type="float">
            <text:p>-0,012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122" calcext:value-type="float">
            <text:p>0,512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77]-[.B77]" office:value-type="float" office:value="0.00790000000000002" calcext:value-type="float">
            <text:p>0,00790000000000002</text:p>
          </table:table-cell>
          <table:table-cell table:formula="of:=SQRT([.C77]*[.C77] + [.F77]*[.F77])" office:value-type="float" office:value="0.0197989898732233" calcext:value-type="float">
            <text:p>0,0198</text:p>
          </table:table-cell>
          <table:table-cell table:formula="of:=(([.E77]-[.B77]) / [.B77]) * 100" office:value-type="float" office:value="1.54236626317845" calcext:value-type="float">
            <text:p>1,5424</text:p>
          </table:table-cell>
          <table:table-cell/>
          <table:table-cell table:formula="of:=[.H77]+1.96*[.I77]" office:value-type="float" office:value="0.0467060201515178" calcext:value-type="float">
            <text:p>0,0467</text:p>
          </table:table-cell>
          <table:table-cell table:formula="of:=[.H77]-1.96*[.I77]" office:value-type="float" office:value="-0.0309060201515177" calcext:value-type="float">
            <text:p>-0,030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78]-[.B78]" office:value-type="float" office:value="0" calcext:value-type="float">
            <text:p>0</text:p>
          </table:table-cell>
          <table:table-cell table:formula="of:=SQRT([.C78]*[.C78] + [.F78]*[.F78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78]+1.96*[.I78]" office:value-type="float" office:value="0" calcext:value-type="float">
            <text:p>0,0000</text:p>
          </table:table-cell>
          <table:table-cell table:formula="of:=[.H78]-1.96*[.I78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1854408.3999" calcext:value-type="float">
            <text:p>1854408,3999</text:p>
          </table:table-cell>
          <table:table-cell office:value-type="float" office:value="148101.5978" calcext:value-type="float">
            <text:p>148101,5978</text:p>
          </table:table-cell>
          <table:table-cell/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table:formula="of:=[.E79]-[.B79]" office:value-type="float" office:value="244593.6913" calcext:value-type="float">
            <text:p>244593,6913</text:p>
          </table:table-cell>
          <table:table-cell table:formula="of:=SQRT([.C79]*[.C79] + [.F79]*[.F79])" office:value-type="float" office:value="225956.634632951" calcext:value-type="float">
            <text:p>225956,6346</text:p>
          </table:table-cell>
          <table:table-cell table:formula="of:=(([.E79]-[.B79]) / [.B79]) * 100" office:value-type="float" office:value="13.189850267783" calcext:value-type="float">
            <text:p>13,1899</text:p>
          </table:table-cell>
          <table:table-cell/>
          <table:table-cell table:formula="of:=[.H79]+1.96*[.I79]" office:value-type="float" office:value="687468.695180584" calcext:value-type="float">
            <text:p>687468,6952</text:p>
          </table:table-cell>
          <table:table-cell table:formula="of:=[.H79]-1.96*[.I79]" office:value-type="float" office:value="-198281.312580584" calcext:value-type="float">
            <text:p>-198281,3126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481" calcext:value-type="float">
            <text:p>0,5481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80]-[.B80]" office:value-type="float" office:value="0.002" calcext:value-type="float">
            <text:p>0,002</text:p>
          </table:table-cell>
          <table:table-cell table:formula="of:=SQRT([.C80]*[.C80] + [.F80]*[.F80])" office:value-type="float" office:value="0.00240416305603426" calcext:value-type="float">
            <text:p>0,0024</text:p>
          </table:table-cell>
          <table:table-cell table:formula="of:=(([.E80]-[.B80]) / [.B80]) * 100" office:value-type="float" office:value="0.364896916621055" calcext:value-type="float">
            <text:p>0,3649</text:p>
          </table:table-cell>
          <table:table-cell/>
          <table:table-cell table:formula="of:=[.H80]+1.96*[.I80]" office:value-type="float" office:value="0.00671215958982715" calcext:value-type="float">
            <text:p>0,0067</text:p>
          </table:table-cell>
          <table:table-cell table:formula="of:=[.H80]-1.96*[.I80]" office:value-type="float" office:value="-0.00271215958982715" calcext:value-type="float">
            <text:p>-0,002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81]-[.B81]" office:value-type="float" office:value="0" calcext:value-type="float">
            <text:p>0</text:p>
          </table:table-cell>
          <table:table-cell table:formula="of:=SQRT([.C81]*[.C81] + [.F81]*[.F81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81]+1.96*[.I81]" office:value-type="float" office:value="0" calcext:value-type="float">
            <text:p>0,0000</text:p>
          </table:table-cell>
          <table:table-cell table:formula="of:=[.H81]-1.96*[.I81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1927123.2514" calcext:value-type="float">
            <text:p>11927123,2514</text:p>
          </table:table-cell>
          <table:table-cell office:value-type="float" office:value="1063672.9283" calcext:value-type="float">
            <text:p>1063672,9283</text:p>
          </table:table-cell>
          <table:table-cell/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table:formula="of:=[.E82]-[.B82]" office:value-type="float" office:value="1420150.3562" calcext:value-type="float">
            <text:p>1420150,3562</text:p>
          </table:table-cell>
          <table:table-cell table:formula="of:=SQRT([.C82]*[.C82] + [.F82]*[.F82])" office:value-type="float" office:value="2263400.77665336" calcext:value-type="float">
            <text:p>2263400,7767</text:p>
          </table:table-cell>
          <table:table-cell table:formula="of:=(([.E82]-[.B82]) / [.B82]) * 100" office:value-type="float" office:value="11.9068976337886" calcext:value-type="float">
            <text:p>11,9069</text:p>
          </table:table-cell>
          <table:table-cell/>
          <table:table-cell table:formula="of:=[.H82]+1.96*[.I82]" office:value-type="float" office:value="5856415.87844058" calcext:value-type="float">
            <text:p>5856415,8784</text:p>
          </table:table-cell>
          <table:table-cell table:formula="of:=[.H82]-1.96*[.I82]" office:value-type="float" office:value="-3016115.16604059" calcext:value-type="float">
            <text:p>-3016115,166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Low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office:value-type="float" office:value="0.1886" calcext:value-type="float">
            <text:p>0,1886</text:p>
          </table:table-cell>
          <table:table-cell office:value-type="float" office:value="0.0114" calcext:value-type="float">
            <text:p>0,0114</text:p>
          </table:table-cell>
          <table:table-cell/>
          <table:table-cell table:formula="of:=[.E86]-[.B86]" office:value-type="float" office:value="-0.00340000000000001" calcext:value-type="float">
            <text:p>-0,00340000000000001</text:p>
          </table:table-cell>
          <table:table-cell table:formula="of:=SQRT([.C86]*[.C86] + [.F86]*[.F86])" office:value-type="float" office:value="0.0161928996785628" calcext:value-type="float">
            <text:p>0,0162</text:p>
          </table:table-cell>
          <table:table-cell table:formula="of:=(([.E86]-[.B86]) / [.B86]) * 100" office:value-type="float" office:value="-1.77083333333334" calcext:value-type="float">
            <text:p>-1,7708</text:p>
          </table:table-cell>
          <table:table-cell/>
          <table:table-cell table:formula="of:=[.H86]+1.96*[.I86]" office:value-type="float" office:value="0.0283380833699831" calcext:value-type="float">
            <text:p>0,0283</text:p>
          </table:table-cell>
          <table:table-cell table:formula="of:=[.H86]-1.96*[.I86]" office:value-type="float" office:value="-0.0351380833699832" calcext:value-type="float">
            <text:p>-0,035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87]-[.B87]" office:value-type="float" office:value="0" calcext:value-type="float">
            <text:p>0</text:p>
          </table:table-cell>
          <table:table-cell table:formula="of:=SQRT([.C87]*[.C87] + [.F87]*[.F87])" office:value-type="float" office:value="0.00494974746830583" calcext:value-type="float">
            <text:p>0,0049</text:p>
          </table:table-cell>
          <table:table-cell table:formula="of:=(([.E87]-[.B87]) / [.B87]) * 100" office:value-type="float" office:value="0" calcext:value-type="float">
            <text:p>0,0000</text:p>
          </table:table-cell>
          <table:table-cell/>
          <table:table-cell table:formula="of:=[.H87]+1.96*[.I87]" office:value-type="float" office:value="0.00970150503787943" calcext:value-type="float">
            <text:p>0,0097</text:p>
          </table:table-cell>
          <table:table-cell table:formula="of:=[.H87]-1.96*[.I87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508" calcext:value-type="float">
            <text:p>0,2508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88]-[.B88]" office:value-type="float" office:value="-0.0096" calcext:value-type="float">
            <text:p>-0,0096</text:p>
          </table:table-cell>
          <table:table-cell table:formula="of:=SQRT([.C88]*[.C88] + [.F88]*[.F88])" office:value-type="float" office:value="0.00622253967444162" calcext:value-type="float">
            <text:p>0,0062</text:p>
          </table:table-cell>
          <table:table-cell table:formula="of:=(([.E88]-[.B88]) / [.B88]) * 100" office:value-type="float" office:value="-3.68663594470046" calcext:value-type="float">
            <text:p>-3,6866</text:p>
          </table:table-cell>
          <table:table-cell/>
          <table:table-cell table:formula="of:=[.H88]+1.96*[.I88]" office:value-type="float" office:value="0.00259617776190557" calcext:value-type="float">
            <text:p>0,0026</text:p>
          </table:table-cell>
          <table:table-cell table:formula="of:=[.H88]-1.96*[.I88]" office:value-type="float" office:value="-0.0217961777619056" calcext:value-type="float">
            <text:p>-0,021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067" calcext:value-type="float">
            <text:p>0,5067</text:p>
          </table:table-cell>
          <table:table-cell office:value-type="float" office:value="0.0141" calcext:value-type="float">
            <text:p>0,0141</text:p>
          </table:table-cell>
          <table:table-cell/>
          <table:table-cell table:formula="of:=[.E89]-[.B89]" office:value-type="float" office:value="-0.0134" calcext:value-type="float">
            <text:p>-0,0134</text:p>
          </table:table-cell>
          <table:table-cell table:formula="of:=SQRT([.C89]*[.C89] + [.F89]*[.F89])" office:value-type="float" office:value="0.0198698263706556" calcext:value-type="float">
            <text:p>0,0199</text:p>
          </table:table-cell>
          <table:table-cell table:formula="of:=(([.E89]-[.B89]) / [.B89]) * 100" office:value-type="float" office:value="-2.57642761007498" calcext:value-type="float">
            <text:p>-2,5764</text:p>
          </table:table-cell>
          <table:table-cell/>
          <table:table-cell table:formula="of:=[.H89]+1.96*[.I89]" office:value-type="float" office:value="0.025544859686485" calcext:value-type="float">
            <text:p>0,0255</text:p>
          </table:table-cell>
          <table:table-cell table:formula="of:=[.H89]-1.96*[.I89]" office:value-type="float" office:value="-0.0523448596864849" calcext:value-type="float">
            <text:p>-0,052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90]-[.B90]" office:value-type="float" office:value="0" calcext:value-type="float">
            <text:p>0</text:p>
          </table:table-cell>
          <table:table-cell table:formula="of:=SQRT([.C90]*[.C90] + [.F90]*[.F90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90]+1.96*[.I90]" office:value-type="float" office:value="0" calcext:value-type="float">
            <text:p>0,0000</text:p>
          </table:table-cell>
          <table:table-cell table:formula="of:=[.H90]-1.96*[.I90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office:value-type="float" office:value="2287598.5548" calcext:value-type="float">
            <text:p>2287598,5548</text:p>
          </table:table-cell>
          <table:table-cell office:value-type="float" office:value="192724.6151" calcext:value-type="float">
            <text:p>192724,6151</text:p>
          </table:table-cell>
          <table:table-cell/>
          <table:table-cell table:formula="of:=[.E91]-[.B91]" office:value-type="float" office:value="188596.4636" calcext:value-type="float">
            <text:p>188596,4636</text:p>
          </table:table-cell>
          <table:table-cell table:formula="of:=SQRT([.C91]*[.C91] + [.F91]*[.F91])" office:value-type="float" office:value="257420.074448709" calcext:value-type="float">
            <text:p>257420,0744</text:p>
          </table:table-cell>
          <table:table-cell table:formula="of:=(([.E91]-[.B91]) / [.B91]) * 100" office:value-type="float" office:value="8.98505363051731" calcext:value-type="float">
            <text:p>8,9851</text:p>
          </table:table-cell>
          <table:table-cell/>
          <table:table-cell table:formula="of:=[.H91]+1.96*[.I91]" office:value-type="float" office:value="693139.80951947" calcext:value-type="float">
            <text:p>693139,8095</text:p>
          </table:table-cell>
          <table:table-cell table:formula="of:=[.H91]-1.96*[.I91]" office:value-type="float" office:value="-315946.88231947" calcext:value-type="float">
            <text:p>-315946,882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504" calcext:value-type="float">
            <text:p>0,5504</text:p>
          </table:table-cell>
          <table:table-cell office:value-type="float" office:value="0.017" calcext:value-type="float">
            <text:p>0,017</text:p>
          </table:table-cell>
          <table:table-cell/>
          <table:table-cell table:formula="of:=[.E92]-[.B92]" office:value-type="float" office:value="0.000299999999999967" calcext:value-type="float">
            <text:p>0,000299999999999967</text:p>
          </table:table-cell>
          <table:table-cell table:formula="of:=SQRT([.C92]*[.C92] + [.F92]*[.F92])" office:value-type="float" office:value="0.0170847885559055" calcext:value-type="float">
            <text:p>0,0171</text:p>
          </table:table-cell>
          <table:table-cell table:formula="of:=(([.E92]-[.B92]) / [.B92]) * 100" office:value-type="float" office:value="0.0545355389929044" calcext:value-type="float">
            <text:p>0,0545</text:p>
          </table:table-cell>
          <table:table-cell/>
          <table:table-cell table:formula="of:=[.H92]+1.96*[.I92]" office:value-type="float" office:value="0.0337861855695748" calcext:value-type="float">
            <text:p>0,0338</text:p>
          </table:table-cell>
          <table:table-cell table:formula="of:=[.H92]-1.96*[.I92]" office:value-type="float" office:value="-0.0331861855695748" calcext:value-type="float">
            <text:p>-0,033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93]-[.B93]" office:value-type="float" office:value="0" calcext:value-type="float">
            <text:p>0</text:p>
          </table:table-cell>
          <table:table-cell table:formula="of:=SQRT([.C93]*[.C93] + [.F93]*[.F93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93]+1.96*[.I93]" office:value-type="float" office:value="0" calcext:value-type="float">
            <text:p>0,0000</text:p>
          </table:table-cell>
          <table:table-cell table:formula="of:=[.H93]-1.96*[.I93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office:value-type="float" office:value="16223747.0588" calcext:value-type="float">
            <text:p>16223747,0588</text:p>
          </table:table-cell>
          <table:table-cell office:value-type="float" office:value="1503858.3054" calcext:value-type="float">
            <text:p>1503858,3054</text:p>
          </table:table-cell>
          <table:table-cell/>
          <table:table-cell table:formula="of:=[.E94]-[.B94]" office:value-type="float" office:value="2876473.4512" calcext:value-type="float">
            <text:p>2876473,4512</text:p>
          </table:table-cell>
          <table:table-cell table:formula="of:=SQRT([.C94]*[.C94] + [.F94]*[.F94])" office:value-type="float" office:value="2500634.47550363" calcext:value-type="float">
            <text:p>2500634,4755</text:p>
          </table:table-cell>
          <table:table-cell table:formula="of:=(([.E94]-[.B94]) / [.B94]) * 100" office:value-type="float" office:value="21.5510188504874" calcext:value-type="float">
            <text:p>21,5510</text:p>
          </table:table-cell>
          <table:table-cell/>
          <table:table-cell table:formula="of:=[.H94]+1.96*[.I94]" office:value-type="float" office:value="7777717.02318711" calcext:value-type="float">
            <text:p>7777717,0232</text:p>
          </table:table-cell>
          <table:table-cell table:formula="of:=[.H94]-1.96*[.I94]" office:value-type="float" office:value="-2024770.1207871" calcext:value-type="float">
            <text:p>-2024770,120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.4B Pile</text:p>
          </table:table-cell>
          <table:table-cell table:style-name="ce2" office:value-type="string" calcext:value-type="string">
            <text:p>StdErr</text:p>
          </table:table-cell>
          <table:table-cell table:style-name="ce2"/>
          <table:table-cell table:style-name="ce2" office:value-type="string" calcext:value-type="string">
            <text:p>1.4B Reproduc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table:style-name="ce1" office:value-type="float" office:value="0.26" calcext:value-type="float">
            <text:p>0,2600</text:p>
          </table:table-cell>
          <table:table-cell table:style-name="ce1" office:value-type="float" office:value="0.013" calcext:value-type="float">
            <text:p>0,0130</text:p>
          </table:table-cell>
          <table:table-cell/>
          <table:table-cell office:value-type="float" office:value="0.1928" calcext:value-type="float">
            <text:p>0,1928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98]-[.B98]" office:value-type="float" office:value="-0.0672" calcext:value-type="float">
            <text:p>-0,0672</text:p>
          </table:table-cell>
          <table:table-cell table:formula="of:=SQRT([.C98]*[.C98] + [.F98]*[.F98])" office:value-type="float" office:value="0.0173565549577098" calcext:value-type="float">
            <text:p>0,0174</text:p>
          </table:table-cell>
          <table:table-cell table:formula="of:=(([.E98]-[.B98]) / [.B98]) * 100" office:value-type="float" office:value="-25.8461538461538" calcext:value-type="float">
            <text:p>-25,8462</text:p>
          </table:table-cell>
          <table:table-cell/>
          <table:table-cell table:formula="of:=[.H98]+1.96*[.I98]" office:value-type="float" office:value="-0.0331811522828888" calcext:value-type="float">
            <text:p>-0,0332</text:p>
          </table:table-cell>
          <table:table-cell table:formula="of:=[.H98]-1.96*[.I98]" office:value-type="float" office:value="-0.101218847717111" calcext:value-type="float">
            <text:p>-0,1012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388" calcext:value-type="float">
            <text:p>0,2388</text:p>
          </table:table-cell>
          <table:table-cell office:value-type="float" office:value="0.0036" calcext:value-type="float">
            <text:p>0,0036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99]-[.B99]" office:value-type="float" office:value="-0.0093" calcext:value-type="float">
            <text:p>-0,0093</text:p>
          </table:table-cell>
          <table:table-cell table:formula="of:=SQRT([.C99]*[.C99] + [.F99]*[.F99])" office:value-type="float" office:value="0.00502095608425328" calcext:value-type="float">
            <text:p>0,0050</text:p>
          </table:table-cell>
          <table:table-cell table:formula="of:=(([.E99]-[.B99]) / [.B99]) * 100" office:value-type="float" office:value="-3.89447236180905" calcext:value-type="float">
            <text:p>-3,8945</text:p>
          </table:table-cell>
          <table:table-cell/>
          <table:table-cell table:formula="of:=[.H99]+1.96*[.I99]" office:value-type="float" office:value="0.00054107392513642" calcext:value-type="float">
            <text:p>0,0005</text:p>
          </table:table-cell>
          <table:table-cell table:formula="of:=[.H99]-1.96*[.I99]" office:value-type="float" office:value="-0.0191410739251364" calcext:value-type="float">
            <text:p>-0,019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4177" calcext:value-type="float">
            <text:p>0,4177</text:p>
          </table:table-cell>
          <table:table-cell office:value-type="float" office:value="0.0049" calcext:value-type="float">
            <text:p>0,0049</text:p>
          </table:table-cell>
          <table:table-cell/>
          <table:table-cell office:value-type="float" office:value="0.2584" calcext:value-type="float">
            <text:p>0,258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00]-[.B100]" office:value-type="float" office:value="-0.1593" calcext:value-type="float">
            <text:p>-0,1593</text:p>
          </table:table-cell>
          <table:table-cell table:formula="of:=SQRT([.C100]*[.C100] + [.F100]*[.F100])" office:value-type="float" office:value="0.00658559033041078" calcext:value-type="float">
            <text:p>0,0066</text:p>
          </table:table-cell>
          <table:table-cell table:formula="of:=(([.E100]-[.B100]) / [.B100]) * 100" office:value-type="float" office:value="-38.1374192003831" calcext:value-type="float">
            <text:p>-38,1374</text:p>
          </table:table-cell>
          <table:table-cell/>
          <table:table-cell table:formula="of:=[.H100]+1.96*[.I100]" office:value-type="float" office:value="-0.146392242952395" calcext:value-type="float">
            <text:p>-0,1464</text:p>
          </table:table-cell>
          <table:table-cell table:formula="of:=[.H100]-1.96*[.I100]" office:value-type="float" office:value="-0.172207757047605" calcext:value-type="float">
            <text:p>-0,1722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table:style-name="ce1" office:value-type="float" office:value="0.573" calcext:value-type="float">
            <text:p>0,5730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office:value-type="float" office:value="0.5091" calcext:value-type="float">
            <text:p>0,5091</text:p>
          </table:table-cell>
          <table:table-cell office:value-type="float" office:value="0.0141" calcext:value-type="float">
            <text:p>0,0141</text:p>
          </table:table-cell>
          <table:table-cell/>
          <table:table-cell table:formula="of:=[.E101]-[.B101]" office:value-type="float" office:value="-0.0639" calcext:value-type="float">
            <text:p>-0,0639</text:p>
          </table:table-cell>
          <table:table-cell table:formula="of:=SQRT([.C101]*[.C101] + [.F101]*[.F101])" office:value-type="float" office:value="0.0198698263706556" calcext:value-type="float">
            <text:p>0,0199</text:p>
          </table:table-cell>
          <table:table-cell table:formula="of:=(([.E101]-[.B101]) / [.B101]) * 100" office:value-type="float" office:value="-11.151832460733" calcext:value-type="float">
            <text:p>-11,1518</text:p>
          </table:table-cell>
          <table:table-cell/>
          <table:table-cell table:formula="of:=[.H101]+1.96*[.I101]" office:value-type="float" office:value="-0.024955140313515" calcext:value-type="float">
            <text:p>-0,0250</text:p>
          </table:table-cell>
          <table:table-cell table:formula="of:=[.H101]-1.96*[.I101]" office:value-type="float" office:value="-0.102844859686485" calcext:value-type="float">
            <text:p>-0,1028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0.6202" calcext:value-type="float">
            <text:p>0,6202</text:p>
          </table:table-cell>
          <table:table-cell office:value-type="float" office:value="0.0068" calcext:value-type="float">
            <text:p>0,006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02]-[.B102]" office:value-type="float" office:value="-0.6202" calcext:value-type="float">
            <text:p>-0,6202</text:p>
          </table:table-cell>
          <table:table-cell table:formula="of:=SQRT([.C102]*[.C102] + [.F102]*[.F102])" office:value-type="float" office:value="0.0068" calcext:value-type="float">
            <text:p>0,0068</text:p>
          </table:table-cell>
          <table:table-cell table:formula="of:=(([.E102]-[.B102]) / [.B102]) * 100" office:value-type="float" office:value="-100" calcext:value-type="float">
            <text:p>-100,0000</text:p>
          </table:table-cell>
          <table:table-cell/>
          <table:table-cell table:formula="of:=[.H102]+1.96*[.I102]" office:value-type="float" office:value="-0.606872" calcext:value-type="float">
            <text:p>-0,6069</text:p>
          </table:table-cell>
          <table:table-cell table:formula="of:=[.H102]-1.96*[.I102]" office:value-type="float" office:value="-0.633528" calcext:value-type="float">
            <text:p>-0,6335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6.1041" calcext:value-type="float">
            <text:p>6,1041</text:p>
          </table:table-cell>
          <table:table-cell office:value-type="float" office:value="0.1531" calcext:value-type="float">
            <text:p>0,1531</text:p>
          </table:table-cell>
          <table:table-cell/>
          <table:table-cell office:value-type="float" office:value="1520707.8702" calcext:value-type="float">
            <text:p>1520707,8702</text:p>
          </table:table-cell>
          <table:table-cell office:value-type="float" office:value="115261.3664" calcext:value-type="float">
            <text:p>115261,3664</text:p>
          </table:table-cell>
          <table:table-cell/>
          <table:table-cell table:formula="of:=[.E103]-[.B103]" office:value-type="float" office:value="1520701.7661" calcext:value-type="float">
            <text:p>1520701,7661</text:p>
          </table:table-cell>
          <table:table-cell table:formula="of:=SQRT([.C103]*[.C103] + [.F103]*[.F103])" office:value-type="float" office:value="115261.366400102" calcext:value-type="float">
            <text:p>115261,3664</text:p>
          </table:table-cell>
          <table:table-cell table:formula="of:=(([.E103]-[.B103]) / [.B103]) * 100" office:value-type="float" office:value="24912792.4853787" calcext:value-type="float">
            <text:p>24912792,4854</text:p>
          </table:table-cell>
          <table:table-cell/>
          <table:table-cell table:formula="of:=[.H103]+1.96*[.I103]" office:value-type="float" office:value="1746614.0442442" calcext:value-type="float">
            <text:p>1746614,0442</text:p>
          </table:table-cell>
          <table:table-cell table:formula="of:=[.H103]-1.96*[.I103]" office:value-type="float" office:value="1294789.4879558" calcext:value-type="float">
            <text:p>1294789,4880</text:p>
          </table:table-cell>
          <table:table-cell office:value-type="string" calcext:value-type="string">
            <text:p>1.4B Pile much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8154" calcext:value-type="float">
            <text:p>0,8154</text:p>
          </table:table-cell>
          <table:table-cell office:value-type="float" office:value="0.0013" calcext:value-type="float">
            <text:p>0,0013</text:p>
          </table:table-cell>
          <table:table-cell/>
          <table:table-cell office:value-type="float" office:value="0.5397" calcext:value-type="float">
            <text:p>0,5397</text:p>
          </table:table-cell>
          <table:table-cell office:value-type="float" office:value="0.0016" calcext:value-type="float">
            <text:p>0,0016</text:p>
          </table:table-cell>
          <table:table-cell/>
          <table:table-cell table:formula="of:=[.E104]-[.B104]" office:value-type="float" office:value="-0.2757" calcext:value-type="float">
            <text:p>-0,2757</text:p>
          </table:table-cell>
          <table:table-cell table:formula="of:=SQRT([.C104]*[.C104] + [.F104]*[.F104])" office:value-type="float" office:value="0.00206155281280883" calcext:value-type="float">
            <text:p>0,0021</text:p>
          </table:table-cell>
          <table:table-cell table:formula="of:=(([.E104]-[.B104]) / [.B104]) * 100" office:value-type="float" office:value="-33.8116261957322" calcext:value-type="float">
            <text:p>-33,8116</text:p>
          </table:table-cell>
          <table:table-cell/>
          <table:table-cell table:formula="of:=[.H104]+1.96*[.I104]" office:value-type="float" office:value="-0.271659356486895" calcext:value-type="float">
            <text:p>-0,2717</text:p>
          </table:table-cell>
          <table:table-cell table:formula="of:=[.H104]-1.96*[.I104]" office:value-type="float" office:value="-0.279740643513105" calcext:value-type="float">
            <text:p>-0,2797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0.4898" calcext:value-type="float">
            <text:p>0,4898</text:p>
          </table:table-cell>
          <table:table-cell table:style-name="ce1" office:value-type="float" office:value="0.007" calcext:value-type="float">
            <text:p>0,007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05]-[.B105]" office:value-type="float" office:value="-0.4898" calcext:value-type="float">
            <text:p>-0,4898</text:p>
          </table:table-cell>
          <table:table-cell table:formula="of:=SQRT([.C105]*[.C105] + [.F105]*[.F105])" office:value-type="float" office:value="0.007" calcext:value-type="float">
            <text:p>0,0070</text:p>
          </table:table-cell>
          <table:table-cell table:formula="of:=(([.E105]-[.B105]) / [.B105]) * 100" office:value-type="float" office:value="-100" calcext:value-type="float">
            <text:p>-100,0000</text:p>
          </table:table-cell>
          <table:table-cell/>
          <table:table-cell table:formula="of:=[.H105]+1.96*[.I105]" office:value-type="float" office:value="-0.47608" calcext:value-type="float">
            <text:p>-0,4761</text:p>
          </table:table-cell>
          <table:table-cell table:formula="of:=[.H105]-1.96*[.I105]" office:value-type="float" office:value="-0.50352" calcext:value-type="float">
            <text:p>-0,5035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1.2448" calcext:value-type="float">
            <text:p>11,2448</text:p>
          </table:table-cell>
          <table:table-cell office:value-type="float" office:value="0.3305" calcext:value-type="float">
            <text:p>0,3305</text:p>
          </table:table-cell>
          <table:table-cell/>
          <table:table-cell office:value-type="float" office:value="8651201.8876" calcext:value-type="float">
            <text:p>8651201,8876</text:p>
          </table:table-cell>
          <table:table-cell office:value-type="float" office:value="735161.5236" calcext:value-type="float">
            <text:p>735161,5236</text:p>
          </table:table-cell>
          <table:table-cell/>
          <table:table-cell table:formula="of:=[.E106]-[.B106]" office:value-type="float" office:value="8651190.6428" calcext:value-type="float">
            <text:p>8651190,6428</text:p>
          </table:table-cell>
          <table:table-cell table:formula="of:=SQRT([.C106]*[.C106] + [.F106]*[.F106])" office:value-type="float" office:value="735161.523600074" calcext:value-type="float">
            <text:p>735161,5236</text:p>
          </table:table-cell>
          <table:table-cell table:formula="of:=(([.E106]-[.B106]) / [.B106]) * 100" office:value-type="float" office:value="76935033.4625783" calcext:value-type="float">
            <text:p>76935033,4626</text:p>
          </table:table-cell>
          <table:table-cell/>
          <table:table-cell table:formula="of:=[.H106]+1.96*[.I106]" office:value-type="float" office:value="10092107.2290561" calcext:value-type="float">
            <text:p>10092107,2291</text:p>
          </table:table-cell>
          <table:table-cell table:formula="of:=[.H106]-1.96*[.I106]" office:value-type="float" office:value="7210274.05654385" calcext:value-type="float">
            <text:p>7210274,0565</text:p>
          </table:table-cell>
          <table:table-cell office:value-type="string" calcext:value-type="string">
            <text:p>1.4B Pile much better</text:p>
          </table:table-cell>
        </table:table-row>
        <table:table-row table:style-name="ro1">
          <table:table-cell office:value-type="string" calcext:value-type="string">
            <text:p>ARC-Easy</text:p>
          </table:table-cell>
          <table:table-cell office:value-type="float" office:value="0.6174" calcext:value-type="float">
            <text:p>0,6174</text:p>
          </table:table-cell>
          <table:table-cell table:style-name="ce1" office:value-type="float" office:value="0.01" calcext:value-type="float">
            <text:p>0,0100</text:p>
          </table:table-cell>
          <table:table-cell/>
          <table:table-cell office:value-type="float" office:value="0.2673" calcext:value-type="float">
            <text:p>0,2673</text:p>
          </table:table-cell>
          <table:table-cell office:value-type="float" office:value="0.0091" calcext:value-type="float">
            <text:p>0,0091</text:p>
          </table:table-cell>
          <table:table-cell/>
          <table:table-cell table:formula="of:=[.E107]-[.B107]" office:value-type="float" office:value="-0.3501" calcext:value-type="float">
            <text:p>-0,3501</text:p>
          </table:table-cell>
          <table:table-cell table:formula="of:=SQRT([.C107]*[.C107] + [.F107]*[.F107])" office:value-type="float" office:value="0.0135207248326412" calcext:value-type="float">
            <text:p>0,0135</text:p>
          </table:table-cell>
          <table:table-cell table:formula="of:=(([.E107]-[.B107]) / [.B107]) * 100" office:value-type="float" office:value="-56.7055393586006" calcext:value-type="float">
            <text:p>-56,7055</text:p>
          </table:table-cell>
          <table:table-cell/>
          <table:table-cell table:formula="of:=[.H107]+1.96*[.I107]" office:value-type="float" office:value="-0.323599379328023" calcext:value-type="float">
            <text:p>-0,3236</text:p>
          </table:table-cell>
          <table:table-cell table:formula="of:=[.H107]-1.96*[.I107]" office:value-type="float" office:value="-0.376600620671977" calcext:value-type="float">
            <text:p>-0,3766</text:p>
          </table:table-cell>
          <table:table-cell office:value-type="string" calcext:value-type="string">
            <text:p>1.4B Pile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K440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office:value-type="float" office:value="0.1971" calcext:value-type="float">
            <text:p>0,1971</text:p>
          </table:table-cell>
          <table:table-cell office:value-type="float" office:value="0.0116" calcext:value-type="float">
            <text:p>0,0116</text:p>
          </table:table-cell>
          <table:table-cell/>
          <table:table-cell table:formula="of:=[.E111]-[.B111]" office:value-type="float" office:value="0.00509999999999999" calcext:value-type="float">
            <text:p>0,00509999999999999</text:p>
          </table:table-cell>
          <table:table-cell table:formula="of:=SQRT([.C111]*[.C111] + [.F111]*[.F111])" office:value-type="float" office:value="0.016334319698108" calcext:value-type="float">
            <text:p>0,0163</text:p>
          </table:table-cell>
          <table:table-cell table:formula="of:=(([.E111]-[.B111]) / [.B111]) * 100" office:value-type="float" office:value="2.65625" calcext:value-type="float">
            <text:p>2,6563</text:p>
          </table:table-cell>
          <table:table-cell/>
          <table:table-cell table:formula="of:=[.H111]+1.96*[.I111]" office:value-type="float" office:value="0.0371152666082917" calcext:value-type="float">
            <text:p>0,0371</text:p>
          </table:table-cell>
          <table:table-cell table:formula="of:=[.H111]-1.96*[.I111]" office:value-type="float" office:value="-0.0269152666082917" calcext:value-type="float">
            <text:p>-0,026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112]-[.B112]" office:value-type="float" office:value="0" calcext:value-type="float">
            <text:p>0</text:p>
          </table:table-cell>
          <table:table-cell table:formula="of:=SQRT([.C112]*[.C112] + [.F112]*[.F112])" office:value-type="float" office:value="0.00494974746830583" calcext:value-type="float">
            <text:p>0,0049</text:p>
          </table:table-cell>
          <table:table-cell table:formula="of:=(([.E112]-[.B112]) / [.B112]) * 100" office:value-type="float" office:value="0" calcext:value-type="float">
            <text:p>0,0000</text:p>
          </table:table-cell>
          <table:table-cell/>
          <table:table-cell table:formula="of:=[.H112]+1.96*[.I112]" office:value-type="float" office:value="0.00970150503787943" calcext:value-type="float">
            <text:p>0,0097</text:p>
          </table:table-cell>
          <table:table-cell table:formula="of:=[.H112]-1.96*[.I112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15" calcext:value-type="float">
            <text:p>0,2615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13]-[.B113]" office:value-type="float" office:value="0.00109999999999999" calcext:value-type="float">
            <text:p>0,00109999999999999</text:p>
          </table:table-cell>
          <table:table-cell table:formula="of:=SQRT([.C113]*[.C113] + [.F113]*[.F113])" office:value-type="float" office:value="0.00622253967444162" calcext:value-type="float">
            <text:p>0,0062</text:p>
          </table:table-cell>
          <table:table-cell table:formula="of:=(([.E113]-[.B113]) / [.B113]) * 100" office:value-type="float" office:value="0.422427035330257" calcext:value-type="float">
            <text:p>0,4224</text:p>
          </table:table-cell>
          <table:table-cell/>
          <table:table-cell table:formula="of:=[.H113]+1.96*[.I113]" office:value-type="float" office:value="0.0132961777619056" calcext:value-type="float">
            <text:p>0,0133</text:p>
          </table:table-cell>
          <table:table-cell table:formula="of:=[.H113]-1.96*[.I113]" office:value-type="float" office:value="-0.0110961777619056" calcext:value-type="float">
            <text:p>-0,011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107" calcext:value-type="float">
            <text:p>0,5107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table:formula="of:=[.E114]-[.B114]" office:value-type="float" office:value="-0.00939999999999996" calcext:value-type="float">
            <text:p>-0,00939999999999996</text:p>
          </table:table-cell>
          <table:table-cell table:formula="of:=SQRT([.C114]*[.C114] + [.F114]*[.F114])" office:value-type="float" office:value="0.0197989898732233" calcext:value-type="float">
            <text:p>0,0198</text:p>
          </table:table-cell>
          <table:table-cell table:formula="of:=(([.E114]-[.B114]) / [.B114]) * 100" office:value-type="float" office:value="-1.80734474139588" calcext:value-type="float">
            <text:p>-1,8073</text:p>
          </table:table-cell>
          <table:table-cell/>
          <table:table-cell table:formula="of:=[.H114]+1.96*[.I114]" office:value-type="float" office:value="0.0294060201515178" calcext:value-type="float">
            <text:p>0,0294</text:p>
          </table:table-cell>
          <table:table-cell table:formula="of:=[.H114]-1.96*[.I114]" office:value-type="float" office:value="-0.0482060201515177" calcext:value-type="float">
            <text:p>-0,048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15]-[.B115]" office:value-type="float" office:value="0" calcext:value-type="float">
            <text:p>0</text:p>
          </table:table-cell>
          <table:table-cell table:formula="of:=SQRT([.C115]*[.C115] + [.F115]*[.F115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15]+1.96*[.I115]" office:value-type="float" office:value="0" calcext:value-type="float">
            <text:p>0,0000</text:p>
          </table:table-cell>
          <table:table-cell table:formula="of:=[.H115]-1.96*[.I115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office:value-type="float" office:value="1854900.791" calcext:value-type="float">
            <text:p>1854900,791</text:p>
          </table:table-cell>
          <table:table-cell office:value-type="float" office:value="147593.4812" calcext:value-type="float">
            <text:p>147593,4812</text:p>
          </table:table-cell>
          <table:table-cell/>
          <table:table-cell table:formula="of:=[.E116]-[.B116]" office:value-type="float" office:value="-244101.3002" calcext:value-type="float">
            <text:p>-244101,3002</text:p>
          </table:table-cell>
          <table:table-cell table:formula="of:=SQRT([.C116]*[.C116] + [.F116]*[.F116])" office:value-type="float" office:value="225623.919734745" calcext:value-type="float">
            <text:p>225623,9197</text:p>
          </table:table-cell>
          <table:table-cell table:formula="of:=(([.E116]-[.B116]) / [.B116]) * 100" office:value-type="float" office:value="-11.6293976658426" calcext:value-type="float">
            <text:p>-11,6294</text:p>
          </table:table-cell>
          <table:table-cell/>
          <table:table-cell table:formula="of:=[.H116]+1.96*[.I116]" office:value-type="float" office:value="198121.5824801" calcext:value-type="float">
            <text:p>198121,5825</text:p>
          </table:table-cell>
          <table:table-cell table:formula="of:=[.H116]-1.96*[.I116]" office:value-type="float" office:value="-686324.182880101" calcext:value-type="float">
            <text:p>-686324,182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466" calcext:value-type="float">
            <text:p>0,5466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117]-[.B117]" office:value-type="float" office:value="-0.00350000000000006" calcext:value-type="float">
            <text:p>-0,00350000000000006</text:p>
          </table:table-cell>
          <table:table-cell table:formula="of:=SQRT([.C117]*[.C117] + [.F117]*[.F117])" office:value-type="float" office:value="0.00240416305603426" calcext:value-type="float">
            <text:p>0,0024</text:p>
          </table:table-cell>
          <table:table-cell table:formula="of:=(([.E117]-[.B117]) / [.B117]) * 100" office:value-type="float" office:value="-0.636247954917298" calcext:value-type="float">
            <text:p>-0,6362</text:p>
          </table:table-cell>
          <table:table-cell/>
          <table:table-cell table:formula="of:=[.H117]+1.96*[.I117]" office:value-type="float" office:value="0.00121215958982709" calcext:value-type="float">
            <text:p>0,0012</text:p>
          </table:table-cell>
          <table:table-cell table:formula="of:=[.H117]-1.96*[.I117]" office:value-type="float" office:value="-0.00821215958982721" calcext:value-type="float">
            <text:p>-0,008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18]-[.B118]" office:value-type="float" office:value="0" calcext:value-type="float">
            <text:p>0</text:p>
          </table:table-cell>
          <table:table-cell table:formula="of:=SQRT([.C118]*[.C118] + [.F118]*[.F118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18]+1.96*[.I118]" office:value-type="float" office:value="0" calcext:value-type="float">
            <text:p>0,0000</text:p>
          </table:table-cell>
          <table:table-cell table:formula="of:=[.H118]-1.96*[.I118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office:value-type="float" office:value="11658172.4311" calcext:value-type="float">
            <text:p>11658172,4311</text:p>
          </table:table-cell>
          <table:table-cell office:value-type="float" office:value="1033012.4141" calcext:value-type="float">
            <text:p>1033012,4141</text:p>
          </table:table-cell>
          <table:table-cell/>
          <table:table-cell table:formula="of:=[.E119]-[.B119]" office:value-type="float" office:value="-1689101.1765" calcext:value-type="float">
            <text:p>-1689101,1765</text:p>
          </table:table-cell>
          <table:table-cell table:formula="of:=SQRT([.C119]*[.C119] + [.F119]*[.F119])" office:value-type="float" office:value="2249154.86906559" calcext:value-type="float">
            <text:p>2249154,8691</text:p>
          </table:table-cell>
          <table:table-cell table:formula="of:=(([.E119]-[.B119]) / [.B119]) * 100" office:value-type="float" office:value="-12.6550277319423" calcext:value-type="float">
            <text:p>-12,6550</text:p>
          </table:table-cell>
          <table:table-cell/>
          <table:table-cell table:formula="of:=[.H119]+1.96*[.I119]" office:value-type="float" office:value="2719242.36686855" calcext:value-type="float">
            <text:p>2719242,3669</text:p>
          </table:table-cell>
          <table:table-cell table:formula="of:=[.H119]-1.96*[.I119]" office:value-type="float" office:value="-6097444.71986855" calcext:value-type="float">
            <text:p>-6097444,719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K440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office:value-type="float" office:value="0.1928" calcext:value-type="float">
            <text:p>0,1928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123]-[.B123]" office:value-type="float" office:value="0.000799999999999995" calcext:value-type="float">
            <text:p>0,000799999999999995</text:p>
          </table:table-cell>
          <table:table-cell table:formula="of:=SQRT([.C123]*[.C123] + [.F123]*[.F123])" office:value-type="float" office:value="0.0162634559672906" calcext:value-type="float">
            <text:p>0,0163</text:p>
          </table:table-cell>
          <table:table-cell table:formula="of:=(([.E123]-[.B123]) / [.B123]) * 100" office:value-type="float" office:value="0.416666666666664" calcext:value-type="float">
            <text:p>0,4167</text:p>
          </table:table-cell>
          <table:table-cell/>
          <table:table-cell table:formula="of:=[.H123]+1.96*[.I123]" office:value-type="float" office:value="0.0326763736958896" calcext:value-type="float">
            <text:p>0,0327</text:p>
          </table:table-cell>
          <table:table-cell table:formula="of:=[.H123]-1.96*[.I123]" office:value-type="float" office:value="-0.0310763736958896" calcext:value-type="float">
            <text:p>-0,031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124]-[.B124]" office:value-type="float" office:value="0" calcext:value-type="float">
            <text:p>0</text:p>
          </table:table-cell>
          <table:table-cell table:formula="of:=SQRT([.C124]*[.C124] + [.F124]*[.F124])" office:value-type="float" office:value="0.00494974746830583" calcext:value-type="float">
            <text:p>0,0049</text:p>
          </table:table-cell>
          <table:table-cell table:formula="of:=(([.E124]-[.B124]) / [.B124]) * 100" office:value-type="float" office:value="0" calcext:value-type="float">
            <text:p>0,0000</text:p>
          </table:table-cell>
          <table:table-cell/>
          <table:table-cell table:formula="of:=[.H124]+1.96*[.I124]" office:value-type="float" office:value="0.00970150503787943" calcext:value-type="float">
            <text:p>0,0097</text:p>
          </table:table-cell>
          <table:table-cell table:formula="of:=[.H124]-1.96*[.I124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03" calcext:value-type="float">
            <text:p>0,2603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25]-[.B125]" office:value-type="float" office:value="-0.000100000000000045" calcext:value-type="float">
            <text:p>-0,000100000000000045</text:p>
          </table:table-cell>
          <table:table-cell table:formula="of:=SQRT([.C125]*[.C125] + [.F125]*[.F125])" office:value-type="float" office:value="0.00622253967444162" calcext:value-type="float">
            <text:p>0,0062</text:p>
          </table:table-cell>
          <table:table-cell table:formula="of:=(([.E125]-[.B125]) / [.B125]) * 100" office:value-type="float" office:value="-0.0384024577573136" calcext:value-type="float">
            <text:p>-0,0384</text:p>
          </table:table-cell>
          <table:table-cell/>
          <table:table-cell table:formula="of:=[.H125]+1.96*[.I125]" office:value-type="float" office:value="0.0120961777619055" calcext:value-type="float">
            <text:p>0,0121</text:p>
          </table:table-cell>
          <table:table-cell table:formula="of:=[.H125]-1.96*[.I125]" office:value-type="float" office:value="-0.0122961777619056" calcext:value-type="float">
            <text:p>-0,012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4941" calcext:value-type="float">
            <text:p>0,4941</text:p>
          </table:table-cell>
          <table:table-cell office:value-type="float" office:value="0.0141" calcext:value-type="float">
            <text:p>0,0141</text:p>
          </table:table-cell>
          <table:table-cell/>
          <table:table-cell table:formula="of:=[.E126]-[.B126]" office:value-type="float" office:value="-0.026" calcext:value-type="float">
            <text:p>-0,026</text:p>
          </table:table-cell>
          <table:table-cell table:formula="of:=SQRT([.C126]*[.C126] + [.F126]*[.F126])" office:value-type="float" office:value="0.0198698263706556" calcext:value-type="float">
            <text:p>0,0199</text:p>
          </table:table-cell>
          <table:table-cell table:formula="of:=(([.E126]-[.B126]) / [.B126]) * 100" office:value-type="float" office:value="-4.99903864641416" calcext:value-type="float">
            <text:p>-4,9990</text:p>
          </table:table-cell>
          <table:table-cell/>
          <table:table-cell table:formula="of:=[.H126]+1.96*[.I126]" office:value-type="float" office:value="0.0129448596864849" calcext:value-type="float">
            <text:p>0,0129</text:p>
          </table:table-cell>
          <table:table-cell table:formula="of:=[.H126]-1.96*[.I126]" office:value-type="float" office:value="-0.064944859686485" calcext:value-type="float">
            <text:p>-0,064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27]-[.B127]" office:value-type="float" office:value="0" calcext:value-type="float">
            <text:p>0</text:p>
          </table:table-cell>
          <table:table-cell table:formula="of:=SQRT([.C127]*[.C127] + [.F127]*[.F127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27]+1.96*[.I127]" office:value-type="float" office:value="0" calcext:value-type="float">
            <text:p>0,0000</text:p>
          </table:table-cell>
          <table:table-cell table:formula="of:=[.H127]-1.96*[.I127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office:value-type="float" office:value="2025523.7766" calcext:value-type="float">
            <text:p>2025523,7766</text:p>
          </table:table-cell>
          <table:table-cell office:value-type="float" office:value="164221.8893" calcext:value-type="float">
            <text:p>164221,8893</text:p>
          </table:table-cell>
          <table:table-cell/>
          <table:table-cell table:formula="of:=[.E128]-[.B128]" office:value-type="float" office:value="-73478.3146000002" calcext:value-type="float">
            <text:p>-73478,3146000002</text:p>
          </table:table-cell>
          <table:table-cell table:formula="of:=SQRT([.C128]*[.C128] + [.F128]*[.F128])" office:value-type="float" office:value="236835.6949216" calcext:value-type="float">
            <text:p>236835,6949</text:p>
          </table:table-cell>
          <table:table-cell table:formula="of:=(([.E128]-[.B128]) / [.B128]) * 100" office:value-type="float" office:value="-3.50063084301134" calcext:value-type="float">
            <text:p>-3,5006</text:p>
          </table:table-cell>
          <table:table-cell/>
          <table:table-cell table:formula="of:=[.H128]+1.96*[.I128]" office:value-type="float" office:value="390719.647446337" calcext:value-type="float">
            <text:p>390719,6474</text:p>
          </table:table-cell>
          <table:table-cell table:formula="of:=[.H128]-1.96*[.I128]" office:value-type="float" office:value="-537676.276646337" calcext:value-type="float">
            <text:p>-537676,2766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52" calcext:value-type="float">
            <text:p>0,552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129]-[.B129]" office:value-type="float" office:value="0.00190000000000001" calcext:value-type="float">
            <text:p>0,00190000000000001</text:p>
          </table:table-cell>
          <table:table-cell table:formula="of:=SQRT([.C129]*[.C129] + [.F129]*[.F129])" office:value-type="float" office:value="0.00240416305603426" calcext:value-type="float">
            <text:p>0,0024</text:p>
          </table:table-cell>
          <table:table-cell table:formula="of:=(([.E129]-[.B129]) / [.B129]) * 100" office:value-type="float" office:value="0.345391746955101" calcext:value-type="float">
            <text:p>0,3454</text:p>
          </table:table-cell>
          <table:table-cell/>
          <table:table-cell table:formula="of:=[.H129]+1.96*[.I129]" office:value-type="float" office:value="0.00661215958982717" calcext:value-type="float">
            <text:p>0,0066</text:p>
          </table:table-cell>
          <table:table-cell table:formula="of:=[.H129]-1.96*[.I129]" office:value-type="float" office:value="-0.00281215958982714" calcext:value-type="float">
            <text:p>-0,002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30]-[.B130]" office:value-type="float" office:value="0" calcext:value-type="float">
            <text:p>0</text:p>
          </table:table-cell>
          <table:table-cell table:formula="of:=SQRT([.C130]*[.C130] + [.F130]*[.F130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30]+1.96*[.I130]" office:value-type="float" office:value="0" calcext:value-type="float">
            <text:p>0,0000</text:p>
          </table:table-cell>
          <table:table-cell table:formula="of:=[.H130]-1.96*[.I130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office:value-type="float" office:value="12959844.9407" calcext:value-type="float">
            <text:p>12959844,9407</text:p>
          </table:table-cell>
          <table:table-cell office:value-type="float" office:value="1160155.0647" calcext:value-type="float">
            <text:p>1160155,0647</text:p>
          </table:table-cell>
          <table:table-cell/>
          <table:table-cell table:formula="of:=[.E131]-[.B131]" office:value-type="float" office:value="-387428.6669" calcext:value-type="float">
            <text:p>-387428,6669</text:p>
          </table:table-cell>
          <table:table-cell table:formula="of:=SQRT([.C131]*[.C131] + [.F131]*[.F131])" office:value-type="float" office:value="2310312.26277008" calcext:value-type="float">
            <text:p>2310312,2628</text:p>
          </table:table-cell>
          <table:table-cell table:formula="of:=(([.E131]-[.B131]) / [.B131]) * 100" office:value-type="float" office:value="-2.90268018990332" calcext:value-type="float">
            <text:p>-2,9027</text:p>
          </table:table-cell>
          <table:table-cell/>
          <table:table-cell table:formula="of:=[.H131]+1.96*[.I131]" office:value-type="float" office:value="4140783.36812935" calcext:value-type="float">
            <text:p>4140783,3681</text:p>
          </table:table-cell>
          <table:table-cell table:formula="of:=[.H131]-1.96*[.I131]" office:value-type="float" office:value="-4915640.70192935" calcext:value-type="float">
            <text:p>-4915640,701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2" office:value-type="string" calcext:value-type="string">
            <text:p>160M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k440 Inter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office:value-type="float" office:value="0.1937" calcext:value-type="float">
            <text:p>0,1937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135]-[.B135]" office:value-type="float" office:value="0.00170000000000001" calcext:value-type="float">
            <text:p>0,00170000000000001</text:p>
          </table:table-cell>
          <table:table-cell table:formula="of:=SQRT([.C135]*[.C135] + [.F135]*[.F135])" office:value-type="float" office:value="0.0162634559672906" calcext:value-type="float">
            <text:p>0,0163</text:p>
          </table:table-cell>
          <table:table-cell table:formula="of:=(([.E135]-[.B135]) / [.B135]) * 100" office:value-type="float" office:value="0.88541666666667" calcext:value-type="float">
            <text:p>0,8854</text:p>
          </table:table-cell>
          <table:table-cell/>
          <table:table-cell table:formula="of:=[.H135]+1.96*[.I135]" office:value-type="float" office:value="0.0335763736958896" calcext:value-type="float">
            <text:p>0,0336</text:p>
          </table:table-cell>
          <table:table-cell table:formula="of:=[.H135]-1.96*[.I135]" office:value-type="float" office:value="-0.0301763736958896" calcext:value-type="float">
            <text:p>-0,030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136]-[.B136]" office:value-type="float" office:value="0" calcext:value-type="float">
            <text:p>0</text:p>
          </table:table-cell>
          <table:table-cell table:formula="of:=SQRT([.C136]*[.C136] + [.F136]*[.F136])" office:value-type="float" office:value="0.00494974746830583" calcext:value-type="float">
            <text:p>0,0049</text:p>
          </table:table-cell>
          <table:table-cell table:formula="of:=(([.E136]-[.B136]) / [.B136]) * 100" office:value-type="float" office:value="0" calcext:value-type="float">
            <text:p>0,0000</text:p>
          </table:table-cell>
          <table:table-cell/>
          <table:table-cell table:formula="of:=[.H136]+1.96*[.I136]" office:value-type="float" office:value="0.00970150503787943" calcext:value-type="float">
            <text:p>0,0097</text:p>
          </table:table-cell>
          <table:table-cell table:formula="of:=[.H136]-1.96*[.I136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08" calcext:value-type="float">
            <text:p>0,2608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37]-[.B137]" office:value-type="float" office:value="0.000399999999999956" calcext:value-type="float">
            <text:p>0,000399999999999956</text:p>
          </table:table-cell>
          <table:table-cell table:formula="of:=SQRT([.C137]*[.C137] + [.F137]*[.F137])" office:value-type="float" office:value="0.00622253967444162" calcext:value-type="float">
            <text:p>0,0062</text:p>
          </table:table-cell>
          <table:table-cell table:formula="of:=(([.E137]-[.B137]) / [.B137]) * 100" office:value-type="float" office:value="0.153609831029169" calcext:value-type="float">
            <text:p>0,1536</text:p>
          </table:table-cell>
          <table:table-cell/>
          <table:table-cell table:formula="of:=[.H137]+1.96*[.I137]" office:value-type="float" office:value="0.0125961777619055" calcext:value-type="float">
            <text:p>0,0126</text:p>
          </table:table-cell>
          <table:table-cell table:formula="of:=[.H137]-1.96*[.I137]" office:value-type="float" office:value="-0.0117961777619056" calcext:value-type="float">
            <text:p>-0,011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4996" calcext:value-type="float">
            <text:p>0,4996</text:p>
          </table:table-cell>
          <table:table-cell office:value-type="float" office:value="0.0141" calcext:value-type="float">
            <text:p>0,0141</text:p>
          </table:table-cell>
          <table:table-cell/>
          <table:table-cell table:formula="of:=[.E138]-[.B138]" office:value-type="float" office:value="-0.0205" calcext:value-type="float">
            <text:p>-0,0205</text:p>
          </table:table-cell>
          <table:table-cell table:formula="of:=SQRT([.C138]*[.C138] + [.F138]*[.F138])" office:value-type="float" office:value="0.0198698263706556" calcext:value-type="float">
            <text:p>0,0199</text:p>
          </table:table-cell>
          <table:table-cell table:formula="of:=(([.E138]-[.B138]) / [.B138]) * 100" office:value-type="float" office:value="-3.94154970198039" calcext:value-type="float">
            <text:p>-3,9415</text:p>
          </table:table-cell>
          <table:table-cell/>
          <table:table-cell table:formula="of:=[.H138]+1.96*[.I138]" office:value-type="float" office:value="0.0184448596864849" calcext:value-type="float">
            <text:p>0,0184</text:p>
          </table:table-cell>
          <table:table-cell table:formula="of:=[.H138]-1.96*[.I138]" office:value-type="float" office:value="-0.059444859686485" calcext:value-type="float">
            <text:p>-0,0594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39]-[.B139]" office:value-type="float" office:value="0" calcext:value-type="float">
            <text:p>0</text:p>
          </table:table-cell>
          <table:table-cell table:formula="of:=SQRT([.C139]*[.C139] + [.F139]*[.F139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39]+1.96*[.I139]" office:value-type="float" office:value="0" calcext:value-type="float">
            <text:p>0,0000</text:p>
          </table:table-cell>
          <table:table-cell table:formula="of:=[.H139]-1.96*[.I139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office:value-type="float" office:value="1858348.2053" calcext:value-type="float">
            <text:p>1858348,2053</text:p>
          </table:table-cell>
          <table:table-cell office:value-type="float" office:value="147853.1415" calcext:value-type="float">
            <text:p>147853,1415</text:p>
          </table:table-cell>
          <table:table-cell/>
          <table:table-cell table:formula="of:=[.E140]-[.B140]" office:value-type="float" office:value="-240653.8859" calcext:value-type="float">
            <text:p>-240653,8859</text:p>
          </table:table-cell>
          <table:table-cell table:formula="of:=SQRT([.C140]*[.C140] + [.F140]*[.F140])" office:value-type="float" office:value="225793.863767718" calcext:value-type="float">
            <text:p>225793,8638</text:p>
          </table:table-cell>
          <table:table-cell table:formula="of:=(([.E140]-[.B140]) / [.B140]) * 100" office:value-type="float" office:value="-11.4651570338559" calcext:value-type="float">
            <text:p>-11,4652</text:p>
          </table:table-cell>
          <table:table-cell/>
          <table:table-cell table:formula="of:=[.H140]+1.96*[.I140]" office:value-type="float" office:value="201902.087084728" calcext:value-type="float">
            <text:p>201902,0871</text:p>
          </table:table-cell>
          <table:table-cell table:formula="of:=[.H140]-1.96*[.I140]" office:value-type="float" office:value="-683209.858884728" calcext:value-type="float">
            <text:p>-683209,858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table:style-name="ce1" office:value-type="float" office:value="0.551" calcext:value-type="float">
            <text:p>0,5510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141]-[.B141]" office:value-type="float" office:value="0.000900000000000012" calcext:value-type="float">
            <text:p>0,000900000000000012</text:p>
          </table:table-cell>
          <table:table-cell table:formula="of:=SQRT([.C141]*[.C141] + [.F141]*[.F141])" office:value-type="float" office:value="0.00240416305603426" calcext:value-type="float">
            <text:p>0,0024</text:p>
          </table:table-cell>
          <table:table-cell table:formula="of:=(([.E141]-[.B141]) / [.B141]) * 100" office:value-type="float" office:value="0.163606616978733" calcext:value-type="float">
            <text:p>0,1636</text:p>
          </table:table-cell>
          <table:table-cell/>
          <table:table-cell table:formula="of:=[.H141]+1.96*[.I141]" office:value-type="float" office:value="0.00561215958982716" calcext:value-type="float">
            <text:p>0,0056</text:p>
          </table:table-cell>
          <table:table-cell table:formula="of:=[.H141]-1.96*[.I141]" office:value-type="float" office:value="-0.00381215958982714" calcext:value-type="float">
            <text:p>-0,003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42]-[.B142]" office:value-type="float" office:value="0" calcext:value-type="float">
            <text:p>0</text:p>
          </table:table-cell>
          <table:table-cell table:formula="of:=SQRT([.C142]*[.C142] + [.F142]*[.F142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42]+1.96*[.I142]" office:value-type="float" office:value="0" calcext:value-type="float">
            <text:p>0,0000</text:p>
          </table:table-cell>
          <table:table-cell table:formula="of:=[.H142]-1.96*[.I142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office:value-type="float" office:value="11655568.3141" calcext:value-type="float">
            <text:p>11655568,3141</text:p>
          </table:table-cell>
          <table:table-cell office:value-type="float" office:value="1032438.4286" calcext:value-type="float">
            <text:p>1032438,4286</text:p>
          </table:table-cell>
          <table:table-cell/>
          <table:table-cell table:formula="of:=[.E143]-[.B143]" office:value-type="float" office:value="-1691705.2935" calcext:value-type="float">
            <text:p>-1691705,2935</text:p>
          </table:table-cell>
          <table:table-cell table:formula="of:=SQRT([.C143]*[.C143] + [.F143]*[.F143])" office:value-type="float" office:value="2248891.30155434" calcext:value-type="float">
            <text:p>2248891,3016</text:p>
          </table:table-cell>
          <table:table-cell table:formula="of:=(([.E143]-[.B143]) / [.B143]) * 100" office:value-type="float" office:value="-12.6745382108353" calcext:value-type="float">
            <text:p>-12,6745</text:p>
          </table:table-cell>
          <table:table-cell/>
          <table:table-cell table:formula="of:=[.H143]+1.96*[.I143]" office:value-type="float" office:value="2716121.6575465" calcext:value-type="float">
            <text:p>2716121,6575</text:p>
          </table:table-cell>
          <table:table-cell table:formula="of:=[.H143]-1.96*[.I143]" office:value-type="float" office:value="-6099532.2445465" calcext:value-type="float">
            <text:p>-6099532,2445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k440 Inter High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office:value-type="float" office:value="0.1911" calcext:value-type="float">
            <text:p>0,1911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147]-[.B147]" office:value-type="float" office:value="-0.000900000000000012" calcext:value-type="float">
            <text:p>-0,000900000000000012</text:p>
          </table:table-cell>
          <table:table-cell table:formula="of:=SQRT([.C147]*[.C147] + [.F147]*[.F147])" office:value-type="float" office:value="0.0162634559672906" calcext:value-type="float">
            <text:p>0,0163</text:p>
          </table:table-cell>
          <table:table-cell table:formula="of:=(([.E147]-[.B147]) / [.B147]) * 100" office:value-type="float" office:value="-0.468750000000006" calcext:value-type="float">
            <text:p>-0,4688</text:p>
          </table:table-cell>
          <table:table-cell/>
          <table:table-cell table:formula="of:=[.H147]+1.96*[.I147]" office:value-type="float" office:value="0.0309763736958896" calcext:value-type="float">
            <text:p>0,0310</text:p>
          </table:table-cell>
          <table:table-cell table:formula="of:=[.H147]-1.96*[.I147]" office:value-type="float" office:value="-0.0327763736958896" calcext:value-type="float">
            <text:p>-0,032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148]-[.B148]" office:value-type="float" office:value="0" calcext:value-type="float">
            <text:p>0</text:p>
          </table:table-cell>
          <table:table-cell table:formula="of:=SQRT([.C148]*[.C148] + [.F148]*[.F148])" office:value-type="float" office:value="0.00494974746830583" calcext:value-type="float">
            <text:p>0,0049</text:p>
          </table:table-cell>
          <table:table-cell table:formula="of:=(([.E148]-[.B148]) / [.B148]) * 100" office:value-type="float" office:value="0" calcext:value-type="float">
            <text:p>0,0000</text:p>
          </table:table-cell>
          <table:table-cell/>
          <table:table-cell table:formula="of:=[.H148]+1.96*[.I148]" office:value-type="float" office:value="0.00970150503787943" calcext:value-type="float">
            <text:p>0,0097</text:p>
          </table:table-cell>
          <table:table-cell table:formula="of:=[.H148]-1.96*[.I148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table:style-name="ce1" office:value-type="float" office:value="0.261" calcext:value-type="float">
            <text:p>0,2610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49]-[.B149]" office:value-type="float" office:value="0.000599999999999989" calcext:value-type="float">
            <text:p>0,000599999999999989</text:p>
          </table:table-cell>
          <table:table-cell table:formula="of:=SQRT([.C149]*[.C149] + [.F149]*[.F149])" office:value-type="float" office:value="0.00622253967444162" calcext:value-type="float">
            <text:p>0,0062</text:p>
          </table:table-cell>
          <table:table-cell table:formula="of:=(([.E149]-[.B149]) / [.B149]) * 100" office:value-type="float" office:value="0.230414746543775" calcext:value-type="float">
            <text:p>0,2304</text:p>
          </table:table-cell>
          <table:table-cell/>
          <table:table-cell table:formula="of:=[.H149]+1.96*[.I149]" office:value-type="float" office:value="0.0127961777619056" calcext:value-type="float">
            <text:p>0,0128</text:p>
          </table:table-cell>
          <table:table-cell table:formula="of:=[.H149]-1.96*[.I149]" office:value-type="float" office:value="-0.0115961777619056" calcext:value-type="float">
            <text:p>-0,0116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185" calcext:value-type="float">
            <text:p>0,5185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table:formula="of:=[.E150]-[.B150]" office:value-type="float" office:value="-0.00160000000000005" calcext:value-type="float">
            <text:p>-0,00160000000000005</text:p>
          </table:table-cell>
          <table:table-cell table:formula="of:=SQRT([.C150]*[.C150] + [.F150]*[.F150])" office:value-type="float" office:value="0.0197989898732233" calcext:value-type="float">
            <text:p>0,0198</text:p>
          </table:table-cell>
          <table:table-cell table:formula="of:=(([.E150]-[.B150]) / [.B150]) * 100" office:value-type="float" office:value="-0.307633147471649" calcext:value-type="float">
            <text:p>-0,3076</text:p>
          </table:table-cell>
          <table:table-cell/>
          <table:table-cell table:formula="of:=[.H150]+1.96*[.I150]" office:value-type="float" office:value="0.0372060201515177" calcext:value-type="float">
            <text:p>0,0372</text:p>
          </table:table-cell>
          <table:table-cell table:formula="of:=[.H150]-1.96*[.I150]" office:value-type="float" office:value="-0.0404060201515178" calcext:value-type="float">
            <text:p>-0,0404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51]-[.B151]" office:value-type="float" office:value="0" calcext:value-type="float">
            <text:p>0</text:p>
          </table:table-cell>
          <table:table-cell table:formula="of:=SQRT([.C151]*[.C151] + [.F151]*[.F151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51]+1.96*[.I151]" office:value-type="float" office:value="0" calcext:value-type="float">
            <text:p>0,0000</text:p>
          </table:table-cell>
          <table:table-cell table:formula="of:=[.H151]-1.96*[.I151]" office:value-type="float" office:value="0" calcext:value-type="float">
            <text:p>0,000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office:value-type="float" office:value="1976271.1659" calcext:value-type="float">
            <text:p>1976271,1659</text:p>
          </table:table-cell>
          <table:table-cell office:value-type="float" office:value="158805.4234" calcext:value-type="float">
            <text:p>158805,4234</text:p>
          </table:table-cell>
          <table:table-cell/>
          <table:table-cell table:formula="of:=[.E152]-[.B152]" office:value-type="float" office:value="-122730.9253" calcext:value-type="float">
            <text:p>-122730,9253</text:p>
          </table:table-cell>
          <table:table-cell table:formula="of:=SQRT([.C152]*[.C152] + [.F152]*[.F152])" office:value-type="float" office:value="233112.590747452" calcext:value-type="float">
            <text:p>233112,5907</text:p>
          </table:table-cell>
          <table:table-cell table:formula="of:=(([.E152]-[.B152]) / [.B152]) * 100" office:value-type="float" office:value="-5.84710829086573" calcext:value-type="float">
            <text:p>-5,8471</text:p>
          </table:table-cell>
          <table:table-cell/>
          <table:table-cell table:formula="of:=[.H152]+1.96*[.I152]" office:value-type="float" office:value="334169.752565006" calcext:value-type="float">
            <text:p>334169,7526</text:p>
          </table:table-cell>
          <table:table-cell table:formula="of:=[.H152]-1.96*[.I152]" office:value-type="float" office:value="-579631.603165007" calcext:value-type="float">
            <text:p>-579631,603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table:style-name="ce1" office:value-type="float" office:value="0.544" calcext:value-type="float">
            <text:p>0,5440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153]-[.B153]" office:value-type="float" office:value="-0.00609999999999999" calcext:value-type="float">
            <text:p>-0,00609999999999999</text:p>
          </table:table-cell>
          <table:table-cell table:formula="of:=SQRT([.C153]*[.C153] + [.F153]*[.F153])" office:value-type="float" office:value="0.00240416305603426" calcext:value-type="float">
            <text:p>0,0024</text:p>
          </table:table-cell>
          <table:table-cell table:formula="of:=(([.E153]-[.B153]) / [.B153]) * 100" office:value-type="float" office:value="-1.10888929285584" calcext:value-type="float">
            <text:p>-1,1089</text:p>
          </table:table-cell>
          <table:table-cell/>
          <table:table-cell table:formula="of:=[.H153]+1.96*[.I153]" office:value-type="float" office:value="-0.00138784041017284" calcext:value-type="float">
            <text:p>-0,0014</text:p>
          </table:table-cell>
          <table:table-cell table:formula="of:=[.H153]-1.96*[.I153]" office:value-type="float" office:value="-0.0108121595898271" calcext:value-type="float">
            <text:p>-0,0108</text:p>
          </table:table-cell>
          <table:table-cell office:value-type="string" calcext:value-type="string">
            <text:p>160M Density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54]-[.B154]" office:value-type="float" office:value="0" calcext:value-type="float">
            <text:p>0</text:p>
          </table:table-cell>
          <table:table-cell table:formula="of:=SQRT([.C154]*[.C154] + [.F154]*[.F154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54]+1.96*[.I154]" office:value-type="float" office:value="0" calcext:value-type="float">
            <text:p>0,0000</text:p>
          </table:table-cell>
          <table:table-cell table:formula="of:=[.H154]-1.96*[.I154]" office:value-type="float" office:value="0" calcext:value-type="float">
            <text:p>0,000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office:value-type="float" office:value="12395759.9269" calcext:value-type="float">
            <text:p>12395759,9269</text:p>
          </table:table-cell>
          <table:table-cell office:value-type="float" office:value="1104763.2927" calcext:value-type="float">
            <text:p>1104763,2927</text:p>
          </table:table-cell>
          <table:table-cell/>
          <table:table-cell table:formula="of:=[.E155]-[.B155]" office:value-type="float" office:value="-951513.6807" calcext:value-type="float">
            <text:p>-951513,6807</text:p>
          </table:table-cell>
          <table:table-cell table:formula="of:=SQRT([.C155]*[.C155] + [.F155]*[.F155])" office:value-type="float" office:value="2282999.10430426" calcext:value-type="float">
            <text:p>2282999,1043</text:p>
          </table:table-cell>
          <table:table-cell table:formula="of:=(([.E155]-[.B155]) / [.B155]) * 100" office:value-type="float" office:value="-7.1288991945007" calcext:value-type="float">
            <text:p>-7,1289</text:p>
          </table:table-cell>
          <table:table-cell/>
          <table:table-cell table:formula="of:=[.H155]+1.96*[.I155]" office:value-type="float" office:value="3523164.56373636" calcext:value-type="float">
            <text:p>3523164,5637</text:p>
          </table:table-cell>
          <table:table-cell table:formula="of:=[.H155]-1.96*[.I155]" office:value-type="float" office:value="-5426191.92513636" calcext:value-type="float">
            <text:p>-5426191,925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k440 Inter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k440 Inter High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937" calcext:value-type="float">
            <text:p>0,1937</text:p>
          </table:table-cell>
          <table:table-cell office:value-type="float" office:value="0.0115" calcext:value-type="float">
            <text:p>0,0115</text:p>
          </table:table-cell>
          <table:table-cell/>
          <table:table-cell office:value-type="float" office:value="0.1911" calcext:value-type="float">
            <text:p>0,1911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159]-[.B159]" office:value-type="float" office:value="-0.00260000000000002" calcext:value-type="float">
            <text:p>-0,00260000000000002</text:p>
          </table:table-cell>
          <table:table-cell table:formula="of:=SQRT([.C159]*[.C159] + [.F159]*[.F159])" office:value-type="float" office:value="0.0162634559672906" calcext:value-type="float">
            <text:p>0,0163</text:p>
          </table:table-cell>
          <table:table-cell table:formula="of:=(([.E159]-[.B159]) / [.B159]) * 100" office:value-type="float" office:value="-1.34228187919464" calcext:value-type="float">
            <text:p>-1,3423</text:p>
          </table:table-cell>
          <table:table-cell/>
          <table:table-cell table:formula="of:=[.H159]+1.96*[.I159]" office:value-type="float" office:value="0.0292763736958895" calcext:value-type="float">
            <text:p>0,0293</text:p>
          </table:table-cell>
          <table:table-cell table:formula="of:=[.H159]-1.96*[.I159]" office:value-type="float" office:value="-0.0344763736958896" calcext:value-type="float">
            <text:p>-0,0345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160]-[.B160]" office:value-type="float" office:value="0" calcext:value-type="float">
            <text:p>0</text:p>
          </table:table-cell>
          <table:table-cell table:formula="of:=SQRT([.C160]*[.C160] + [.F160]*[.F160])" office:value-type="float" office:value="0.00494974746830583" calcext:value-type="float">
            <text:p>0,0049</text:p>
          </table:table-cell>
          <table:table-cell table:formula="of:=(([.E160]-[.B160]) / [.B160]) * 100" office:value-type="float" office:value="0" calcext:value-type="float">
            <text:p>0,0000</text:p>
          </table:table-cell>
          <table:table-cell/>
          <table:table-cell table:formula="of:=[.H160]+1.96*[.I160]" office:value-type="float" office:value="0.00970150503787943" calcext:value-type="float">
            <text:p>0,0097</text:p>
          </table:table-cell>
          <table:table-cell table:formula="of:=[.H160]-1.96*[.I160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8" calcext:value-type="float">
            <text:p>0,2608</text:p>
          </table:table-cell>
          <table:table-cell office:value-type="float" office:value="0.0044" calcext:value-type="float">
            <text:p>0,0044</text:p>
          </table:table-cell>
          <table:table-cell/>
          <table:table-cell table:style-name="ce1" office:value-type="float" office:value="0.261" calcext:value-type="float">
            <text:p>0,2610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61]-[.B161]" office:value-type="float" office:value="0.000200000000000033" calcext:value-type="float">
            <text:p>0,000200000000000033</text:p>
          </table:table-cell>
          <table:table-cell table:formula="of:=SQRT([.C161]*[.C161] + [.F161]*[.F161])" office:value-type="float" office:value="0.00622253967444162" calcext:value-type="float">
            <text:p>0,0062</text:p>
          </table:table-cell>
          <table:table-cell table:formula="of:=(([.E161]-[.B161]) / [.B161]) * 100" office:value-type="float" office:value="0.07668711656443" calcext:value-type="float">
            <text:p>0,0767</text:p>
          </table:table-cell>
          <table:table-cell/>
          <table:table-cell table:formula="of:=[.H161]+1.96*[.I161]" office:value-type="float" office:value="0.0123961777619056" calcext:value-type="float">
            <text:p>0,0124</text:p>
          </table:table-cell>
          <table:table-cell table:formula="of:=[.H161]-1.96*[.I161]" office:value-type="float" office:value="-0.0119961777619055" calcext:value-type="float">
            <text:p>-0,012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996" calcext:value-type="float">
            <text:p>0,4996</text:p>
          </table:table-cell>
          <table:table-cell office:value-type="float" office:value="0.0141" calcext:value-type="float">
            <text:p>0,0141</text:p>
          </table:table-cell>
          <table:table-cell/>
          <table:table-cell office:value-type="float" office:value="0.5185" calcext:value-type="float">
            <text:p>0,5185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table:formula="of:=[.E162]-[.B162]" office:value-type="float" office:value="0.0189" calcext:value-type="float">
            <text:p>0,0189</text:p>
          </table:table-cell>
          <table:table-cell table:formula="of:=SQRT([.C162]*[.C162] + [.F162]*[.F162])" office:value-type="float" office:value="0.0198698263706556" calcext:value-type="float">
            <text:p>0,0199</text:p>
          </table:table-cell>
          <table:table-cell table:formula="of:=(([.E162]-[.B162]) / [.B162]) * 100" office:value-type="float" office:value="3.7830264211369" calcext:value-type="float">
            <text:p>3,7830</text:p>
          </table:table-cell>
          <table:table-cell/>
          <table:table-cell table:formula="of:=[.H162]+1.96*[.I162]" office:value-type="float" office:value="0.0578448596864849" calcext:value-type="float">
            <text:p>0,0578</text:p>
          </table:table-cell>
          <table:table-cell table:formula="of:=[.H162]-1.96*[.I162]" office:value-type="float" office:value="-0.020044859686485" calcext:value-type="float">
            <text:p>-0,020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63]-[.B163]" office:value-type="float" office:value="0" calcext:value-type="float">
            <text:p>0</text:p>
          </table:table-cell>
          <table:table-cell table:formula="of:=SQRT([.C163]*[.C163] + [.F163]*[.F163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63]+1.96*[.I163]" office:value-type="float" office:value="0" calcext:value-type="float">
            <text:p>0,0000</text:p>
          </table:table-cell>
          <table:table-cell table:formula="of:=[.H163]-1.96*[.I163]" office:value-type="float" office:value="0" calcext:value-type="float">
            <text:p>0,000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1858348.2053" calcext:value-type="float">
            <text:p>1858348,2053</text:p>
          </table:table-cell>
          <table:table-cell office:value-type="float" office:value="147853.1415" calcext:value-type="float">
            <text:p>147853,1415</text:p>
          </table:table-cell>
          <table:table-cell/>
          <table:table-cell office:value-type="float" office:value="1976271.1659" calcext:value-type="float">
            <text:p>1976271,1659</text:p>
          </table:table-cell>
          <table:table-cell office:value-type="float" office:value="158805.4234" calcext:value-type="float">
            <text:p>158805,4234</text:p>
          </table:table-cell>
          <table:table-cell/>
          <table:table-cell table:formula="of:=[.E164]-[.B164]" office:value-type="float" office:value="117922.9606" calcext:value-type="float">
            <text:p>117922,9606</text:p>
          </table:table-cell>
          <table:table-cell table:formula="of:=SQRT([.C164]*[.C164] + [.F164]*[.F164])" office:value-type="float" office:value="216978.602522627" calcext:value-type="float">
            <text:p>216978,6025</text:p>
          </table:table-cell>
          <table:table-cell table:formula="of:=(([.E164]-[.B164]) / [.B164]) * 100" office:value-type="float" office:value="6.34557938408336" calcext:value-type="float">
            <text:p>6,3456</text:p>
          </table:table-cell>
          <table:table-cell/>
          <table:table-cell table:formula="of:=[.H164]+1.96*[.I164]" office:value-type="float" office:value="543201.021544349" calcext:value-type="float">
            <text:p>543201,0215</text:p>
          </table:table-cell>
          <table:table-cell table:formula="of:=[.H164]-1.96*[.I164]" office:value-type="float" office:value="-307355.10034435" calcext:value-type="float">
            <text:p>-307355,100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style-name="ce1" office:value-type="float" office:value="0.551" calcext:value-type="float">
            <text:p>0,5510</text:p>
          </table:table-cell>
          <table:table-cell office:value-type="float" office:value="0.0017" calcext:value-type="float">
            <text:p>0,0017</text:p>
          </table:table-cell>
          <table:table-cell/>
          <table:table-cell table:style-name="ce1" office:value-type="float" office:value="0.544" calcext:value-type="float">
            <text:p>0,5440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165]-[.B165]" office:value-type="float" office:value="-0.00700000000000001" calcext:value-type="float">
            <text:p>-0,00700000000000001</text:p>
          </table:table-cell>
          <table:table-cell table:formula="of:=SQRT([.C165]*[.C165] + [.F165]*[.F165])" office:value-type="float" office:value="0.00240416305603426" calcext:value-type="float">
            <text:p>0,0024</text:p>
          </table:table-cell>
          <table:table-cell table:formula="of:=(([.E165]-[.B165]) / [.B165]) * 100" office:value-type="float" office:value="-1.27041742286751" calcext:value-type="float">
            <text:p>-1,2704</text:p>
          </table:table-cell>
          <table:table-cell/>
          <table:table-cell table:formula="of:=[.H165]+1.96*[.I165]" office:value-type="float" office:value="-0.00228784041017285" calcext:value-type="float">
            <text:p>-0,0023</text:p>
          </table:table-cell>
          <table:table-cell table:formula="of:=[.H165]-1.96*[.I165]" office:value-type="float" office:value="-0.0117121595898272" calcext:value-type="float">
            <text:p>-0,0117</text:p>
          </table:table-cell>
          <table:table-cell office:value-type="string" calcext:value-type="string">
            <text:p>160M k440 Inter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66]-[.B166]" office:value-type="float" office:value="0" calcext:value-type="float">
            <text:p>0</text:p>
          </table:table-cell>
          <table:table-cell table:formula="of:=SQRT([.C166]*[.C166] + [.F166]*[.F166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66]+1.96*[.I166]" office:value-type="float" office:value="0" calcext:value-type="float">
            <text:p>0,0000</text:p>
          </table:table-cell>
          <table:table-cell table:formula="of:=[.H166]-1.96*[.I166]" office:value-type="float" office:value="0" calcext:value-type="float">
            <text:p>0,000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1655568.3141" calcext:value-type="float">
            <text:p>11655568,3141</text:p>
          </table:table-cell>
          <table:table-cell office:value-type="float" office:value="1032438.4286" calcext:value-type="float">
            <text:p>1032438,4286</text:p>
          </table:table-cell>
          <table:table-cell/>
          <table:table-cell office:value-type="float" office:value="12395759.9269" calcext:value-type="float">
            <text:p>12395759,9269</text:p>
          </table:table-cell>
          <table:table-cell office:value-type="float" office:value="1104763.2927" calcext:value-type="float">
            <text:p>1104763,2927</text:p>
          </table:table-cell>
          <table:table-cell/>
          <table:table-cell table:formula="of:=[.E167]-[.B167]" office:value-type="float" office:value="740191.6128" calcext:value-type="float">
            <text:p>740191,6128</text:p>
          </table:table-cell>
          <table:table-cell table:formula="of:=SQRT([.C167]*[.C167] + [.F167]*[.F167])" office:value-type="float" office:value="1512094.91823344" calcext:value-type="float">
            <text:p>1512094,9182</text:p>
          </table:table-cell>
          <table:table-cell table:formula="of:=(([.E167]-[.B167]) / [.B167]) * 100" office:value-type="float" office:value="6.35054072742703" calcext:value-type="float">
            <text:p>6,3505</text:p>
          </table:table-cell>
          <table:table-cell/>
          <table:table-cell table:formula="of:=[.H167]+1.96*[.I167]" office:value-type="float" office:value="3703897.65253754" calcext:value-type="float">
            <text:p>3703897,6525</text:p>
          </table:table-cell>
          <table:table-cell table:formula="of:=[.H167]-1.96*[.I167]" office:value-type="float" office:value="-2223514.42693754" calcext:value-type="float">
            <text:p>-2223514,426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2" office:value-type="string" calcext:value-type="string">
            <text:p>160M MiniPile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Density Tin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table:style-name="ce1"/>
          <table:table-cell table:number-columns-repeated="2"/>
          <table:table-cell table:formula="of:=[.E171]-[.B171]" office:value-type="float" office:value="-0.2125" calcext:value-type="float">
            <text:p>-0,2125</text:p>
          </table:table-cell>
          <table:table-cell table:formula="of:=SQRT([.C171]*[.C171] + [.F171]*[.F171])" office:value-type="float" office:value="0.012" calcext:value-type="float">
            <text:p>0,0120</text:p>
          </table:table-cell>
          <table:table-cell table:formula="of:=(([.E171]-[.B171]) / [.B171]) * 100" office:value-type="float" office:value="-100" calcext:value-type="float">
            <text:p>-100,0000</text:p>
          </table:table-cell>
          <table:table-cell/>
          <table:table-cell table:formula="of:=[.H171]+1.96*[.I171]" office:value-type="float" office:value="-0.18898" calcext:value-type="float">
            <text:p>-0,1890</text:p>
          </table:table-cell>
          <table:table-cell table:formula="of:=[.H171]-1.96*[.I171]" office:value-type="float" office:value="-0.23602" calcext:value-type="float">
            <text:p>-0,236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 table:number-columns-repeated="4"/>
          <table:table-cell table:formula="of:=[.E172]-[.B172]" office:value-type="float" office:value="-0.2699" calcext:value-type="float">
            <text:p>-0,2699</text:p>
          </table:table-cell>
          <table:table-cell table:formula="of:=SQRT([.C172]*[.C172] + [.F172]*[.F172])" office:value-type="float" office:value="0.0037" calcext:value-type="float">
            <text:p>0,0037</text:p>
          </table:table-cell>
          <table:table-cell table:formula="of:=(([.E172]-[.B172]) / [.B172]) * 100" office:value-type="float" office:value="-100" calcext:value-type="float">
            <text:p>-100,0000</text:p>
          </table:table-cell>
          <table:table-cell/>
          <table:table-cell table:formula="of:=[.H172]+1.96*[.I172]" office:value-type="float" office:value="-0.262648" calcext:value-type="float">
            <text:p>-0,2626</text:p>
          </table:table-cell>
          <table:table-cell table:formula="of:=[.H172]-1.96*[.I172]" office:value-type="float" office:value="-0.277152" calcext:value-type="float">
            <text:p>-0,2772</text:p>
          </table:table-cell>
          <table:table-cell office:value-type="string" calcext:value-type="string">
            <text:p>MiniPile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 table:number-columns-repeated="4"/>
          <table:table-cell table:formula="of:=[.E173]-[.B173]" office:value-type="float" office:value="-0.256" calcext:value-type="float">
            <text:p>-0,256</text:p>
          </table:table-cell>
          <table:table-cell table:formula="of:=SQRT([.C173]*[.C173] + [.F173]*[.F173])" office:value-type="float" office:value="0.0044" calcext:value-type="float">
            <text:p>0,0044</text:p>
          </table:table-cell>
          <table:table-cell table:formula="of:=(([.E173]-[.B173]) / [.B173]) * 100" office:value-type="float" office:value="-100" calcext:value-type="float">
            <text:p>-100,0000</text:p>
          </table:table-cell>
          <table:table-cell/>
          <table:table-cell table:formula="of:=[.H173]+1.96*[.I173]" office:value-type="float" office:value="-0.247376" calcext:value-type="float">
            <text:p>-0,2474</text:p>
          </table:table-cell>
          <table:table-cell table:formula="of:=[.H173]-1.96*[.I173]" office:value-type="float" office:value="-0.264624" calcext:value-type="float">
            <text:p>-0,2646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 table:number-columns-repeated="4"/>
          <table:table-cell table:formula="of:=[.E174]-[.B174]" office:value-type="float" office:value="-0.472" calcext:value-type="float">
            <text:p>-0,472</text:p>
          </table:table-cell>
          <table:table-cell table:formula="of:=SQRT([.C174]*[.C174] + [.F174]*[.F174])" office:value-type="float" office:value="0.014" calcext:value-type="float">
            <text:p>0,0140</text:p>
          </table:table-cell>
          <table:table-cell table:formula="of:=(([.E174]-[.B174]) / [.B174]) * 100" office:value-type="float" office:value="-100" calcext:value-type="float">
            <text:p>-100,0000</text:p>
          </table:table-cell>
          <table:table-cell/>
          <table:table-cell table:formula="of:=[.H174]+1.96*[.I174]" office:value-type="float" office:value="-0.44456" calcext:value-type="float">
            <text:p>-0,4446</text:p>
          </table:table-cell>
          <table:table-cell table:formula="of:=[.H174]-1.96*[.I174]" office:value-type="float" office:value="-0.49944" calcext:value-type="float">
            <text:p>-0,4994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[.E175]-[.B175]" office:value-type="float" office:value="0" calcext:value-type="float">
            <text:p>0</text:p>
          </table:table-cell>
          <table:table-cell table:formula="of:=SQRT([.C175]*[.C175] + [.F175]*[.F175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75]+1.96*[.I175]" office:value-type="float" office:value="0" calcext:value-type="float">
            <text:p>0,0000</text:p>
          </table:table-cell>
          <table:table-cell table:formula="of:=[.H175]-1.96*[.I175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 table:number-columns-repeated="4"/>
          <table:table-cell table:formula="of:=[.E176]-[.B176]" office:value-type="float" office:value="-3033175.2693" calcext:value-type="float">
            <text:p>-3033175,2693</text:p>
          </table:table-cell>
          <table:table-cell table:formula="of:=SQRT([.C176]*[.C176] + [.F176]*[.F176])" office:value-type="float" office:value="288926.5827" calcext:value-type="float">
            <text:p>288926,5827</text:p>
          </table:table-cell>
          <table:table-cell table:formula="of:=(([.E176]-[.B176]) / [.B176]) * 100" office:value-type="float" office:value="-100" calcext:value-type="float">
            <text:p>-100,0000</text:p>
          </table:table-cell>
          <table:table-cell/>
          <table:table-cell table:formula="of:=[.H176]+1.96*[.I176]" office:value-type="float" office:value="-2466879.167208" calcext:value-type="float">
            <text:p>-2466879,1672</text:p>
          </table:table-cell>
          <table:table-cell table:formula="of:=[.H176]-1.96*[.I176]" office:value-type="float" office:value="-3599471.371392" calcext:value-type="float">
            <text:p>-3599471,3714</text:p>
          </table:table-cell>
          <table:table-cell office:value-type="string" calcext:value-type="string">
            <text:p>Density Tiny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 table:number-columns-repeated="4"/>
          <table:table-cell table:formula="of:=[.E177]-[.B177]" office:value-type="float" office:value="-0.5194" calcext:value-type="float">
            <text:p>-0,5194</text:p>
          </table:table-cell>
          <table:table-cell table:formula="of:=SQRT([.C177]*[.C177] + [.F177]*[.F177])" office:value-type="float" office:value="0.0018" calcext:value-type="float">
            <text:p>0,0018</text:p>
          </table:table-cell>
          <table:table-cell table:formula="of:=(([.E177]-[.B177]) / [.B177]) * 100" office:value-type="float" office:value="-100" calcext:value-type="float">
            <text:p>-100,0000</text:p>
          </table:table-cell>
          <table:table-cell/>
          <table:table-cell table:formula="of:=[.H177]+1.96*[.I177]" office:value-type="float" office:value="-0.515872" calcext:value-type="float">
            <text:p>-0,5159</text:p>
          </table:table-cell>
          <table:table-cell table:formula="of:=[.H177]-1.96*[.I177]" office:value-type="float" office:value="-0.522928" calcext:value-type="float">
            <text:p>-0,5229</text:p>
          </table:table-cell>
          <table:table-cell office:value-type="string" calcext:value-type="string">
            <text:p>Density Tiny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[.E178]-[.B178]" office:value-type="float" office:value="0" calcext:value-type="float">
            <text:p>0</text:p>
          </table:table-cell>
          <table:table-cell table:formula="of:=SQRT([.C178]*[.C178] + [.F178]*[.F178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78]+1.96*[.I178]" office:value-type="float" office:value="0" calcext:value-type="float">
            <text:p>0,0000</text:p>
          </table:table-cell>
          <table:table-cell table:formula="of:=[.H178]-1.96*[.I178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 table:number-columns-repeated="2"/>
          <table:table-cell table:style-name="ce1"/>
          <table:table-cell/>
          <table:table-cell table:formula="of:=[.E179]-[.B179]" office:value-type="float" office:value="-27067951.3461" calcext:value-type="float">
            <text:p>-27067951,3461</text:p>
          </table:table-cell>
          <table:table-cell table:formula="of:=SQRT([.C179]*[.C179] + [.F179]*[.F179])" office:value-type="float" office:value="2710040.1909" calcext:value-type="float">
            <text:p>2710040,1909</text:p>
          </table:table-cell>
          <table:table-cell table:formula="of:=(([.E179]-[.B179]) / [.B179]) * 100" office:value-type="float" office:value="-100" calcext:value-type="float">
            <text:p>-100,0000</text:p>
          </table:table-cell>
          <table:table-cell/>
          <table:table-cell table:formula="of:=[.H179]+1.96*[.I179]" office:value-type="float" office:value="-21756272.571936" calcext:value-type="float">
            <text:p>-21756272,5719</text:p>
          </table:table-cell>
          <table:table-cell table:formula="of:=[.H179]-1.96*[.I179]" office:value-type="float" office:value="-32379630.120264" calcext:value-type="float">
            <text:p>-32379630,1203</text:p>
          </table:table-cell>
          <table:table-cell office:value-type="string" calcext:value-type="string">
            <text:p>Density Tiny severely better</text:p>
          </table:table-cell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2" office:value-type="string" calcext:value-type="string">
            <text:p>160M MiniPile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Density Nano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table:style-name="ce1"/>
          <table:table-cell table:number-columns-repeated="2"/>
          <table:table-cell table:formula="of:=[.E183]-[.B183]" office:value-type="float" office:value="-0.2125" calcext:value-type="float">
            <text:p>-0,2125</text:p>
          </table:table-cell>
          <table:table-cell table:formula="of:=SQRT([.C183]*[.C183] + [.F183]*[.F183])" office:value-type="float" office:value="0.012" calcext:value-type="float">
            <text:p>0,0120</text:p>
          </table:table-cell>
          <table:table-cell table:formula="of:=(([.E183]-[.B183]) / [.B183]) * 100" office:value-type="float" office:value="-100" calcext:value-type="float">
            <text:p>-100,0000</text:p>
          </table:table-cell>
          <table:table-cell/>
          <table:table-cell table:formula="of:=[.H183]+1.96*[.I183]" office:value-type="float" office:value="-0.18898" calcext:value-type="float">
            <text:p>-0,1890</text:p>
          </table:table-cell>
          <table:table-cell table:formula="of:=[.H183]-1.96*[.I183]" office:value-type="float" office:value="-0.23602" calcext:value-type="float">
            <text:p>-0,236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 table:number-columns-repeated="4"/>
          <table:table-cell table:formula="of:=[.E184]-[.B184]" office:value-type="float" office:value="-0.2699" calcext:value-type="float">
            <text:p>-0,2699</text:p>
          </table:table-cell>
          <table:table-cell table:formula="of:=SQRT([.C184]*[.C184] + [.F184]*[.F184])" office:value-type="float" office:value="0.0037" calcext:value-type="float">
            <text:p>0,0037</text:p>
          </table:table-cell>
          <table:table-cell table:formula="of:=(([.E184]-[.B184]) / [.B184]) * 100" office:value-type="float" office:value="-100" calcext:value-type="float">
            <text:p>-100,0000</text:p>
          </table:table-cell>
          <table:table-cell/>
          <table:table-cell table:formula="of:=[.H184]+1.96*[.I184]" office:value-type="float" office:value="-0.262648" calcext:value-type="float">
            <text:p>-0,2626</text:p>
          </table:table-cell>
          <table:table-cell table:formula="of:=[.H184]-1.96*[.I184]" office:value-type="float" office:value="-0.277152" calcext:value-type="float">
            <text:p>-0,2772</text:p>
          </table:table-cell>
          <table:table-cell office:value-type="string" calcext:value-type="string">
            <text:p>MiniPile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table:style-name="ce1"/>
          <table:table-cell table:number-columns-repeated="2"/>
          <table:table-cell table:formula="of:=[.E185]-[.B185]" office:value-type="float" office:value="-0.256" calcext:value-type="float">
            <text:p>-0,256</text:p>
          </table:table-cell>
          <table:table-cell table:formula="of:=SQRT([.C185]*[.C185] + [.F185]*[.F185])" office:value-type="float" office:value="0.0044" calcext:value-type="float">
            <text:p>0,0044</text:p>
          </table:table-cell>
          <table:table-cell table:formula="of:=(([.E185]-[.B185]) / [.B185]) * 100" office:value-type="float" office:value="-100" calcext:value-type="float">
            <text:p>-100,0000</text:p>
          </table:table-cell>
          <table:table-cell/>
          <table:table-cell table:formula="of:=[.H185]+1.96*[.I185]" office:value-type="float" office:value="-0.247376" calcext:value-type="float">
            <text:p>-0,2474</text:p>
          </table:table-cell>
          <table:table-cell table:formula="of:=[.H185]-1.96*[.I185]" office:value-type="float" office:value="-0.264624" calcext:value-type="float">
            <text:p>-0,2646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 table:number-columns-repeated="2"/>
          <table:table-cell table:style-name="ce1"/>
          <table:table-cell/>
          <table:table-cell table:formula="of:=[.E186]-[.B186]" office:value-type="float" office:value="-0.472" calcext:value-type="float">
            <text:p>-0,472</text:p>
          </table:table-cell>
          <table:table-cell table:formula="of:=SQRT([.C186]*[.C186] + [.F186]*[.F186])" office:value-type="float" office:value="0.014" calcext:value-type="float">
            <text:p>0,0140</text:p>
          </table:table-cell>
          <table:table-cell table:formula="of:=(([.E186]-[.B186]) / [.B186]) * 100" office:value-type="float" office:value="-100" calcext:value-type="float">
            <text:p>-100,0000</text:p>
          </table:table-cell>
          <table:table-cell/>
          <table:table-cell table:formula="of:=[.H186]+1.96*[.I186]" office:value-type="float" office:value="-0.44456" calcext:value-type="float">
            <text:p>-0,4446</text:p>
          </table:table-cell>
          <table:table-cell table:formula="of:=[.H186]-1.96*[.I186]" office:value-type="float" office:value="-0.49944" calcext:value-type="float">
            <text:p>-0,4994</text:p>
          </table:table-cell>
          <table:table-cell office:value-type="string" calcext:value-type="string">
            <text:p>Density Nano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[.E187]-[.B187]" office:value-type="float" office:value="0" calcext:value-type="float">
            <text:p>0</text:p>
          </table:table-cell>
          <table:table-cell table:formula="of:=SQRT([.C187]*[.C187] + [.F187]*[.F187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87]+1.96*[.I187]" office:value-type="float" office:value="0" calcext:value-type="float">
            <text:p>0,0000</text:p>
          </table:table-cell>
          <table:table-cell table:formula="of:=[.H187]-1.96*[.I187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 table:number-columns-repeated="4"/>
          <table:table-cell table:formula="of:=[.E188]-[.B188]" office:value-type="float" office:value="-3033175.2693" calcext:value-type="float">
            <text:p>-3033175,2693</text:p>
          </table:table-cell>
          <table:table-cell table:formula="of:=SQRT([.C188]*[.C188] + [.F188]*[.F188])" office:value-type="float" office:value="288926.5827" calcext:value-type="float">
            <text:p>288926,5827</text:p>
          </table:table-cell>
          <table:table-cell table:formula="of:=(([.E188]-[.B188]) / [.B188]) * 100" office:value-type="float" office:value="-100" calcext:value-type="float">
            <text:p>-100,0000</text:p>
          </table:table-cell>
          <table:table-cell/>
          <table:table-cell table:formula="of:=[.H188]+1.96*[.I188]" office:value-type="float" office:value="-2466879.167208" calcext:value-type="float">
            <text:p>-2466879,1672</text:p>
          </table:table-cell>
          <table:table-cell table:formula="of:=[.H188]-1.96*[.I188]" office:value-type="float" office:value="-3599471.371392" calcext:value-type="float">
            <text:p>-3599471,3714</text:p>
          </table:table-cell>
          <table:table-cell office:value-type="string" calcext:value-type="string">
            <text:p>Density Nano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 table:number-columns-repeated="4"/>
          <table:table-cell table:formula="of:=[.E189]-[.B189]" office:value-type="float" office:value="-0.5194" calcext:value-type="float">
            <text:p>-0,5194</text:p>
          </table:table-cell>
          <table:table-cell table:formula="of:=SQRT([.C189]*[.C189] + [.F189]*[.F189])" office:value-type="float" office:value="0.0018" calcext:value-type="float">
            <text:p>0,0018</text:p>
          </table:table-cell>
          <table:table-cell table:formula="of:=(([.E189]-[.B189]) / [.B189]) * 100" office:value-type="float" office:value="-100" calcext:value-type="float">
            <text:p>-100,0000</text:p>
          </table:table-cell>
          <table:table-cell/>
          <table:table-cell table:formula="of:=[.H189]+1.96*[.I189]" office:value-type="float" office:value="-0.515872" calcext:value-type="float">
            <text:p>-0,5159</text:p>
          </table:table-cell>
          <table:table-cell table:formula="of:=[.H189]-1.96*[.I189]" office:value-type="float" office:value="-0.522928" calcext:value-type="float">
            <text:p>-0,5229</text:p>
          </table:table-cell>
          <table:table-cell office:value-type="string" calcext:value-type="string">
            <text:p>Density Nano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[.E190]-[.B190]" office:value-type="float" office:value="0" calcext:value-type="float">
            <text:p>0</text:p>
          </table:table-cell>
          <table:table-cell table:formula="of:=SQRT([.C190]*[.C190] + [.F190]*[.F190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90]+1.96*[.I190]" office:value-type="float" office:value="0" calcext:value-type="float">
            <text:p>0,0000</text:p>
          </table:table-cell>
          <table:table-cell table:formula="of:=[.H190]-1.96*[.I190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 table:number-columns-repeated="2"/>
          <table:table-cell table:style-name="ce1"/>
          <table:table-cell/>
          <table:table-cell table:formula="of:=[.E191]-[.B191]" office:value-type="float" office:value="-27067951.3461" calcext:value-type="float">
            <text:p>-27067951,3461</text:p>
          </table:table-cell>
          <table:table-cell table:formula="of:=SQRT([.C191]*[.C191] + [.F191]*[.F191])" office:value-type="float" office:value="2710040.1909" calcext:value-type="float">
            <text:p>2710040,1909</text:p>
          </table:table-cell>
          <table:table-cell table:formula="of:=(([.E191]-[.B191]) / [.B191]) * 100" office:value-type="float" office:value="-100" calcext:value-type="float">
            <text:p>-100,0000</text:p>
          </table:table-cell>
          <table:table-cell/>
          <table:table-cell table:formula="of:=[.H191]+1.96*[.I191]" office:value-type="float" office:value="-21756272.571936" calcext:value-type="float">
            <text:p>-21756272,5719</text:p>
          </table:table-cell>
          <table:table-cell table:formula="of:=[.H191]-1.96*[.I191]" office:value-type="float" office:value="-32379630.120264" calcext:value-type="float">
            <text:p>-32379630,1203</text:p>
          </table:table-cell>
          <table:table-cell office:value-type="string" calcext:value-type="string">
            <text:p>Density Nano severely better</text:p>
          </table:table-cell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2" office:value-type="string" calcext:value-type="string">
            <text:p>160M MiniPile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Density Pico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table:style-name="ce1" office:value-type="float" office:value="0.1903" calcext:value-type="float">
            <text:p>0,1903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195]-[.B195]" office:value-type="float" office:value="-0.0222" calcext:value-type="float">
            <text:p>-0,0222</text:p>
          </table:table-cell>
          <table:table-cell table:formula="of:=SQRT([.C195]*[.C195] + [.F195]*[.F195])" office:value-type="float" office:value="0.0166207701385947" calcext:value-type="float">
            <text:p>0,0166</text:p>
          </table:table-cell>
          <table:table-cell table:formula="of:=(([.E195]-[.B195]) / [.B195]) * 100" office:value-type="float" office:value="-10.4470588235294" calcext:value-type="float">
            <text:p>-10,4471</text:p>
          </table:table-cell>
          <table:table-cell/>
          <table:table-cell table:formula="of:=[.H195]+1.96*[.I195]" office:value-type="float" office:value="0.0103767094716455" calcext:value-type="float">
            <text:p>0,0104</text:p>
          </table:table-cell>
          <table:table-cell table:formula="of:=[.H195]-1.96*[.I195]" office:value-type="float" office:value="-0.0547767094716455" calcext:value-type="float">
            <text:p>-0,054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196]-[.B196]" office:value-type="float" office:value="-0.0404" calcext:value-type="float">
            <text:p>-0,0404</text:p>
          </table:table-cell>
          <table:table-cell table:formula="of:=SQRT([.C196]*[.C196] + [.F196]*[.F196])" office:value-type="float" office:value="0.00509313263129874" calcext:value-type="float">
            <text:p>0,0051</text:p>
          </table:table-cell>
          <table:table-cell table:formula="of:=(([.E196]-[.B196]) / [.B196]) * 100" office:value-type="float" office:value="-14.9685068543905" calcext:value-type="float">
            <text:p>-14,9685</text:p>
          </table:table-cell>
          <table:table-cell/>
          <table:table-cell table:formula="of:=[.H196]+1.96*[.I196]" office:value-type="float" office:value="-0.0304174600426544" calcext:value-type="float">
            <text:p>-0,0304</text:p>
          </table:table-cell>
          <table:table-cell table:formula="of:=[.H196]-1.96*[.I196]" office:value-type="float" office:value="-0.0503825399573455" calcext:value-type="float">
            <text:p>-0,0504</text:p>
          </table:table-cell>
          <table:table-cell office:value-type="string" calcext:value-type="string">
            <text:p>MiniPile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table:style-name="ce1" office:value-type="float" office:value="0.2583" calcext:value-type="float">
            <text:p>0,2583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97]-[.B197]" office:value-type="float" office:value="0.00229999999999997" calcext:value-type="float">
            <text:p>0,00229999999999997</text:p>
          </table:table-cell>
          <table:table-cell table:formula="of:=SQRT([.C197]*[.C197] + [.F197]*[.F197])" office:value-type="float" office:value="0.00622253967444162" calcext:value-type="float">
            <text:p>0,0062</text:p>
          </table:table-cell>
          <table:table-cell table:formula="of:=(([.E197]-[.B197]) / [.B197]) * 100" office:value-type="float" office:value="0.898437499999988" calcext:value-type="float">
            <text:p>0,8984</text:p>
          </table:table-cell>
          <table:table-cell/>
          <table:table-cell table:formula="of:=[.H197]+1.96*[.I197]" office:value-type="float" office:value="0.0144961777619055" calcext:value-type="float">
            <text:p>0,0145</text:p>
          </table:table-cell>
          <table:table-cell table:formula="of:=[.H197]-1.96*[.I197]" office:value-type="float" office:value="-0.0098961777619056" calcext:value-type="float">
            <text:p>-0,009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4957" calcext:value-type="float">
            <text:p>0,4957</text:p>
          </table:table-cell>
          <table:table-cell table:style-name="ce1" office:value-type="float" office:value="0.0141" calcext:value-type="float">
            <text:p>0,0141</text:p>
          </table:table-cell>
          <table:table-cell/>
          <table:table-cell table:formula="of:=[.E198]-[.B198]" office:value-type="float" office:value="0.0237" calcext:value-type="float">
            <text:p>0,0237</text:p>
          </table:table-cell>
          <table:table-cell table:formula="of:=SQRT([.C198]*[.C198] + [.F198]*[.F198])" office:value-type="float" office:value="0.0198698263706556" calcext:value-type="float">
            <text:p>0,0199</text:p>
          </table:table-cell>
          <table:table-cell table:formula="of:=(([.E198]-[.B198]) / [.B198]) * 100" office:value-type="float" office:value="5.02118644067797" calcext:value-type="float">
            <text:p>5,0212</text:p>
          </table:table-cell>
          <table:table-cell/>
          <table:table-cell table:formula="of:=[.H198]+1.96*[.I198]" office:value-type="float" office:value="0.062644859686485" calcext:value-type="float">
            <text:p>0,0626</text:p>
          </table:table-cell>
          <table:table-cell table:formula="of:=[.H198]-1.96*[.I198]" office:value-type="float" office:value="-0.0152448596864849" calcext:value-type="float">
            <text:p>-0,015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99]-[.B199]" office:value-type="float" office:value="0" calcext:value-type="float">
            <text:p>0</text:p>
          </table:table-cell>
          <table:table-cell table:formula="of:=SQRT([.C199]*[.C199] + [.F199]*[.F199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99]+1.96*[.I199]" office:value-type="float" office:value="0" calcext:value-type="float">
            <text:p>0,0000</text:p>
          </table:table-cell>
          <table:table-cell table:formula="of:=[.H199]-1.96*[.I199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office:value-type="float" office:value="1964196.9255" calcext:value-type="float">
            <text:p>1964196,9255</text:p>
          </table:table-cell>
          <table:table-cell office:value-type="float" office:value="153419.7846" calcext:value-type="float">
            <text:p>153419,7846</text:p>
          </table:table-cell>
          <table:table-cell/>
          <table:table-cell table:formula="of:=[.E200]-[.B200]" office:value-type="float" office:value="-1068978.3438" calcext:value-type="float">
            <text:p>-1068978,3438</text:p>
          </table:table-cell>
          <table:table-cell table:formula="of:=SQRT([.C200]*[.C200] + [.F200]*[.F200])" office:value-type="float" office:value="327133.306921521" calcext:value-type="float">
            <text:p>327133,3069</text:p>
          </table:table-cell>
          <table:table-cell table:formula="of:=(([.E200]-[.B200]) / [.B200]) * 100" office:value-type="float" office:value="-35.2428807731477" calcext:value-type="float">
            <text:p>-35,2429</text:p>
          </table:table-cell>
          <table:table-cell/>
          <table:table-cell table:formula="of:=[.H200]+1.96*[.I200]" office:value-type="float" office:value="-427797.062233818" calcext:value-type="float">
            <text:p>-427797,0622</text:p>
          </table:table-cell>
          <table:table-cell table:formula="of:=[.H200]-1.96*[.I200]" office:value-type="float" office:value="-1710159.62536618" calcext:value-type="float">
            <text:p>-1710159,6254</text:p>
          </table:table-cell>
          <table:table-cell office:value-type="string" calcext:value-type="string">
            <text:p>Density Pico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office:value-type="float" office:value="0.5383" calcext:value-type="float">
            <text:p>0,5383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201]-[.B201]" office:value-type="float" office:value="0.0189" calcext:value-type="float">
            <text:p>0,0189</text:p>
          </table:table-cell>
          <table:table-cell table:formula="of:=SQRT([.C201]*[.C201] + [.F201]*[.F201])" office:value-type="float" office:value="0.00247588368062799" calcext:value-type="float">
            <text:p>0,0025</text:p>
          </table:table-cell>
          <table:table-cell table:formula="of:=(([.E201]-[.B201]) / [.B201]) * 100" office:value-type="float" office:value="3.63881401617251" calcext:value-type="float">
            <text:p>3,6388</text:p>
          </table:table-cell>
          <table:table-cell/>
          <table:table-cell table:formula="of:=[.H201]+1.96*[.I201]" office:value-type="float" office:value="0.0237527320140309" calcext:value-type="float">
            <text:p>0,0238</text:p>
          </table:table-cell>
          <table:table-cell table:formula="of:=[.H201]-1.96*[.I201]" office:value-type="float" office:value="0.0140472679859692" calcext:value-type="float">
            <text:p>0,0140</text:p>
          </table:table-cell>
          <table:table-cell office:value-type="string" calcext:value-type="string">
            <text:p>Density Pico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202]-[.B202]" office:value-type="float" office:value="0" calcext:value-type="float">
            <text:p>0</text:p>
          </table:table-cell>
          <table:table-cell table:formula="of:=SQRT([.C202]*[.C202] + [.F202]*[.F202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202]+1.96*[.I202]" office:value-type="float" office:value="0" calcext:value-type="float">
            <text:p>0,0000</text:p>
          </table:table-cell>
          <table:table-cell table:formula="of:=[.H202]-1.96*[.I202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office:value-type="float" office:value="10720344.5522" calcext:value-type="float">
            <text:p>10720344,5522</text:p>
          </table:table-cell>
          <table:table-cell table:style-name="ce1" office:value-type="float" office:value="925236.7038" calcext:value-type="float">
            <text:p>925236,7038</text:p>
          </table:table-cell>
          <table:table-cell/>
          <table:table-cell table:formula="of:=[.E203]-[.B203]" office:value-type="float" office:value="-16347606.7939" calcext:value-type="float">
            <text:p>-16347606,7939</text:p>
          </table:table-cell>
          <table:table-cell table:formula="of:=SQRT([.C203]*[.C203] + [.F203]*[.F203])" office:value-type="float" office:value="2863630.70146135" calcext:value-type="float">
            <text:p>2863630,7015</text:p>
          </table:table-cell>
          <table:table-cell table:formula="of:=(([.E203]-[.B203]) / [.B203]) * 100" office:value-type="float" office:value="-60.3946955012367" calcext:value-type="float">
            <text:p>-60,3947</text:p>
          </table:table-cell>
          <table:table-cell/>
          <table:table-cell table:formula="of:=[.H203]+1.96*[.I203]" office:value-type="float" office:value="-10734890.6190358" calcext:value-type="float">
            <text:p>-10734890,6190</text:p>
          </table:table-cell>
          <table:table-cell table:formula="of:=[.H203]-1.96*[.I203]" office:value-type="float" office:value="-21960322.9687642" calcext:value-type="float">
            <text:p>-21960322,9688</text:p>
          </table:table-cell>
          <table:table-cell office:value-type="string" calcext:value-type="string">
            <text:p>Density Pico severely bett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4" number:min-decimal-places="4" number:min-integer-digits="1"/>
    </number:number-style>
    <number:number-style style:name="N11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1">00.00.0000</text:date>, <text:time style:data-style-name="N2" text:time-value="16:09:08.01780168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5T15:52:23.905401329</meta:creation-date>
    <dc:date>2025-01-11T16:12:40.609863318</dc:date>
    <meta:editing-duration>PT3H2M</meta:editing-duration>
    <meta:editing-cycles>26</meta:editing-cycles>
    <meta:generator>LibreOffice/24.2.7.2$Linux_X86_64 LibreOffice_project/420$Build-2</meta:generator>
    <meta:print-date>2025-01-07T12:35:43.354285411</meta:print-date>
    <meta:printed-by>PDF-Dateien</meta:printed-by>
    <meta:document-statistic meta:table-count="1" meta:cell-count="1812" meta:object-count="0"/>
  </office:meta>
</office:document-meta>
</file>